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8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2.7992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85in" svg:y="71.8949in">
            <draw:object draw:notify-on-update-of-ranges="Sheet1.B7:Sheet1.B7 Sheet1.B8:Sheet1.B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Hinweis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V[km/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V[tiles]</text:p>
          </table:table-cell>
          <table:table-cell office:value-type="string" calcext:value-type="string">
            <text:p>Rounddown zu 3m ~ Ti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et_length:</text:p>
          </table:table-cell>
          <table:table-cell office:value-type="string" calcext:value-type="string">
            <text:p>fehlende Werte oder 0 Werte werden mit 0.1 ersetzt um eine Normalisierung zu erreichen. Checked with Sum_Leng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alized_curvature</text:p>
          </table:table-cell>
          <table:table-cell office:value-type="string" calcext:value-type="string">
            <text:p>Curvature geteilt durch Street_length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V[km/h]</text:p>
          </table:table-cell>
          <table:table-cell office:value-type="string" calcext:value-type="string">
            <text:p>Curvature</text:p>
          </table:table-cell>
          <table:table-cell office:value-type="string" calcext:value-type="string">
            <text:p>Street_length [km]</text:p>
          </table:table-cell>
          <table:table-cell office:value-type="string" calcext:value-type="string">
            <text:p>Ortschaft</text:p>
          </table:table-cell>
          <table:table-cell office:value-type="string" calcext:value-type="string">
            <text:p>maxV[tiles]</text:p>
          </table:table-cell>
          <table:table-cell office:value-type="string" calcext:value-type="string">
            <text:p>normalized_curvatu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um_Curvature_data</text:p>
          </table:table-cell>
          <table:table-cell office:value-type="string" calcext:value-type="string">
            <text:p>Sum_Length [km]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m_curvature_adjusted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8] * 1000 /3600) / 3)" office:value-type="float" office:value="2" calcext:value-type="float">
            <text:p>2</text:p>
          </table:table-cell>
          <table:table-cell table:formula="of:=[.B8]/[.C8]" office:value-type="float" office:value="0" calcext:value-type="float">
            <text:p>0</text:p>
          </table:table-cell>
          <table:table-cell/>
          <table:table-cell office:value-type="float" office:value="12106" calcext:value-type="float">
            <text:p>121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ßherzog-Friedrich-Luisen-Straße (L 79)</text:p>
          </table:table-cell>
          <table:table-cell table:formula="of:=SUM([.B8:.B36])" office:value-type="float" office:value="11883" calcext:value-type="float">
            <text:p>1188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9] * 1000 /3600) / 3)" office:value-type="float" office:value="2" calcext:value-type="float">
            <text:p>2</text:p>
          </table:table-cell>
          <table:table-cell table:formula="of:=[.B9]/[.C9]" office:value-type="float" office:value="1290" calcext:value-type="float">
            <text:p>1,29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5" calcext:value-type="float">
            <text:p>44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10] * 1000 /3600) / 3)" office:value-type="float" office:value="2" calcext:value-type="float">
            <text:p>2</text:p>
          </table:table-cell>
          <table:table-cell table:formula="of:=[.B10]/[.C10]" office:value-type="float" office:value="1112.5" calcext:value-type="float">
            <text:p>1,113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1] * 1000 /3600) / 3)" office:value-type="float" office:value="2" calcext:value-type="float">
            <text:p>2</text:p>
          </table:table-cell>
          <table:table-cell table:formula="of:=[.B11]/[.C11]" office:value-type="float" office:value="1120" calcext:value-type="float">
            <text:p>1,12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12] * 1000 /3600) / 3)" office:value-type="string" office:string-value="" calcext:value-type="error">
            <text:p>#VALUE!</text:p>
          </table:table-cell>
          <table:table-cell table:formula="of:=[.B12]/[.C12]" office:value-type="float" office:value="840" calcext:value-type="float">
            <text:p>84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3] * 1000 /3600) / 3)" office:value-type="string" office:string-value="" calcext:value-type="error">
            <text:p>#VALUE!</text:p>
          </table:table-cell>
          <table:table-cell table:formula="of:=[.B13]/[.C13]" office:value-type="float" office:value="800" calcext:value-type="float">
            <text:p>80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] * 1000 /3600) / 3)" office:value-type="string" office:string-value="" calcext:value-type="error">
            <text:p>#VALUE!</text:p>
          </table:table-cell>
          <table:table-cell table:formula="of:=[.B14]/[.C14]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843" calcext:value-type="float">
            <text:p>84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15] * 1000 /3600) / 3)" office:value-type="string" office:string-value="" calcext:value-type="error">
            <text:p>#VALUE!</text:p>
          </table:table-cell>
          <table:table-cell table:formula="of:=[.B15]/[.C15]" office:value-type="float" office:value="1053.75" calcext:value-type="float">
            <text:p>1,054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6] * 1000 /3600) / 3)" office:value-type="float" office:value="2" calcext:value-type="float">
            <text:p>2</text:p>
          </table:table-cell>
          <table:table-cell table:formula="of:=[.B16]/[.C16]" office:value-type="float" office:value="1275" calcext:value-type="float">
            <text:p>1,275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] * 1000 /3600) / 3)" office:value-type="float" office:value="2" calcext:value-type="float">
            <text:p>2</text:p>
          </table:table-cell>
          <table:table-cell table:formula="of:=[.B17]/[.C17]" office:value-type="float" office:value="420" calcext:value-type="float">
            <text:p>42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8] * 1000 /3600) / 3)" office:value-type="float" office:value="2" calcext:value-type="float">
            <text:p>2</text:p>
          </table:table-cell>
          <table:table-cell table:formula="of:=[.B18]/[.C18]" office:value-type="float" office:value="710" calcext:value-type="float">
            <text:p>71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9] * 1000 /3600) / 3)" office:value-type="float" office:value="2" calcext:value-type="float">
            <text:p>2</text:p>
          </table:table-cell>
          <table:table-cell table:formula="of:=[.B19]/[.C19]" office:value-type="float" office:value="1280" calcext:value-type="float">
            <text:p>1,28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ROUNDDOWN(([.A20] * 1000 /3600) / 3)" office:value-type="float" office:value="9" calcext:value-type="float">
            <text:p>9</text:p>
          </table:table-cell>
          <table:table-cell table:formula="of:=[.B20]/[.C20]" office:value-type="float" office:value="848.333333333333" calcext:value-type="float">
            <text:p>848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94" calcext:value-type="float">
            <text:p>4694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formula="of:=ROUNDDOWN(([.A21] * 1000 /3600) / 3)" office:value-type="float" office:value="9" calcext:value-type="float">
            <text:p>9</text:p>
          </table:table-cell>
          <table:table-cell table:formula="of:=[.B21]/[.C21]" office:value-type="float" office:value="1144.87804878049" calcext:value-type="float">
            <text:p>1,145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2] * 1000 /3600) / 3)" office:value-type="float" office:value="4" calcext:value-type="float">
            <text:p>4</text:p>
          </table:table-cell>
          <table:table-cell table:formula="of:=[.B22]/[.C22]"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3] * 1000 /3600) / 3)" office:value-type="float" office:value="4" calcext:value-type="float">
            <text:p>4</text:p>
          </table:table-cell>
          <table:table-cell table:formula="of:=[.B23]/[.C2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4] * 1000 /3600) / 3)" office:value-type="float" office:value="4" calcext:value-type="float">
            <text:p>4</text:p>
          </table:table-cell>
          <table:table-cell table:formula="of:=[.B24]/[.C2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] * 1000 /3600) / 3)" office:value-type="float" office:value="4" calcext:value-type="float">
            <text:p>4</text:p>
          </table:table-cell>
          <table:table-cell table:formula="of:=[.B25]/[.C2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] * 1000 /3600) / 3)" office:value-type="float" office:value="4" calcext:value-type="float">
            <text:p>4</text:p>
          </table:table-cell>
          <table:table-cell table:formula="of:=[.B26]/[.C2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7] * 1000 /3600) / 3)" office:value-type="float" office:value="4" calcext:value-type="float">
            <text:p>4</text:p>
          </table:table-cell>
          <table:table-cell table:formula="of:=[.B27]/[.C27]" office:value-type="float" office:value="265" calcext:value-type="float">
            <text:p>265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8] * 1000 /3600) / 3)" office:value-type="float" office:value="4" calcext:value-type="float">
            <text:p>4</text:p>
          </table:table-cell>
          <table:table-cell table:formula="of:=[.B28]/[.C28]" office:value-type="float" office:value="690" calcext:value-type="float">
            <text:p>69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57" calcext:value-type="float">
            <text:p>15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9] * 1000 /3600) / 3)" office:value-type="string" office:string-value="" calcext:value-type="error">
            <text:p>#VALUE!</text:p>
          </table:table-cell>
          <table:table-cell table:formula="of:=[.B29]/[.C29]" office:value-type="float" office:value="1570" calcext:value-type="float">
            <text:p>1,57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182" calcext:value-type="float">
            <text:p>3182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ROUNDDOWN(([.A30] * 1000 /3600) / 3)" office:value-type="string" office:string-value="" calcext:value-type="error">
            <text:p>#VALUE!</text:p>
          </table:table-cell>
          <table:table-cell table:formula="of:=[.B30]/[.C30]"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31] * 1000 /3600) / 3)" office:value-type="string" office:string-value="" calcext:value-type="error">
            <text:p>#VALUE!</text:p>
          </table:table-cell>
          <table:table-cell table:formula="of:=[.B31]/[.C31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32] * 1000 /3600) / 3)" office:value-type="string" office:string-value="" calcext:value-type="error">
            <text:p>#VALUE!</text:p>
          </table:table-cell>
          <table:table-cell table:formula="of:=[.B32]/[.C32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33] * 1000 /3600) / 3)" office:value-type="string" office:string-value="" calcext:value-type="error">
            <text:p>#VALUE!</text:p>
          </table:table-cell>
          <table:table-cell table:formula="of:=[.B33]/[.C33]"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34] * 1000 /3600) / 3)" office:value-type="string" office:string-value="" calcext:value-type="error">
            <text:p>#VALUE!</text:p>
          </table:table-cell>
          <table:table-cell table:formula="of:=[.B34]/[.C34]" office:value-type="float" office:value="1120" calcext:value-type="float">
            <text:p>1,120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35] * 1000 /3600) / 3)" office:value-type="string" office:string-value="" calcext:value-type="error">
            <text:p>#VALUE!</text:p>
          </table:table-cell>
          <table:table-cell table:formula="of:=[.B35]/[.C3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Großherzog-Friedrich-Luisen-Straße (L 79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([.A36] * 1000 /3600) / 3)" office:value-type="string" office:string-value="" calcext:value-type="error">
            <text:p>#VALUE!</text:p>
          </table:table-cell>
          <table:table-cell table:style-name="ce3" table:formula="of:=[.B36]/[.C36]" office:value-type="float" office:value="506.666666666667" calcext:value-type="float">
            <text:p>507</text:p>
          </table:table-cell>
          <table:table-cell table:style-name="ce1" table:number-columns-repeated="3"/>
          <table:table-cell table:style-name="ce1" office:value-type="string" calcext:value-type="string">
            <text:p>Großherzog-Friedrich-Luisen-Straße (L 79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08" calcext:value-type="float">
            <text:p>30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37] * 1000 /3600) / 3)" office:value-type="string" office:string-value="" calcext:value-type="error">
            <text:p>#VALUE!</text:p>
          </table:table-cell>
          <table:table-cell table:formula="of:=[.B37]/[.C37]" office:value-type="float" office:value="770" calcext:value-type="float">
            <text:p>770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Sandstraße (L83)</text:p>
          </table:table-cell>
          <table:table-cell table:formula="of:=SUM([.B37:.B125])" office:value-type="float" office:value="8438" calcext:value-type="float">
            <text:p>84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72" calcext:value-type="float">
            <text:p>37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ROUNDDOWN(([.A38] * 1000 /3600) / 3)" office:value-type="string" office:string-value="" calcext:value-type="error">
            <text:p>#VALUE!</text:p>
          </table:table-cell>
          <table:table-cell table:formula="of:=[.B38]/[.C38]" office:value-type="float" office:value="620" calcext:value-type="float">
            <text:p>62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51" calcext:value-type="float">
            <text:p>55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ROUNDDOWN(([.A39] * 1000 /3600) / 3)" office:value-type="string" office:string-value="" calcext:value-type="error">
            <text:p>#VALUE!</text:p>
          </table:table-cell>
          <table:table-cell table:formula="of:=[.B39]/[.C39]" office:value-type="float" office:value="393.571428571429" calcext:value-type="float">
            <text:p>394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0] * 1000 /3600) / 3)" office:value-type="string" office:string-value="" calcext:value-type="error">
            <text:p>#VALUE!</text:p>
          </table:table-cell>
          <table:table-cell table:formula="of:=[.B40]/[.C40]"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1] * 1000 /3600) / 3)" office:value-type="string" office:string-value="" calcext:value-type="error">
            <text:p>#VALUE!</text:p>
          </table:table-cell>
          <table:table-cell table:formula="of:=[.B41]/[.C41]" office:value-type="float" office:value="480" calcext:value-type="float">
            <text:p>48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2] * 1000 /3600) / 3)" office:value-type="string" office:string-value="" calcext:value-type="error">
            <text:p>#VALUE!</text:p>
          </table:table-cell>
          <table:table-cell table:formula="of:=[.B42]/[.C42]"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3] * 1000 /3600) / 3)" office:value-type="string" office:string-value="" calcext:value-type="error">
            <text:p>#VALUE!</text:p>
          </table:table-cell>
          <table:table-cell table:formula="of:=[.B43]/[.C43]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59" calcext:value-type="float">
            <text:p>75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ROUNDDOWN(([.A44] * 1000 /3600) / 3)" office:value-type="string" office:string-value="" calcext:value-type="error">
            <text:p>#VALUE!</text:p>
          </table:table-cell>
          <table:table-cell table:formula="of:=[.B44]/[.C44]" office:value-type="float" office:value="843.333333333333" calcext:value-type="float">
            <text:p>843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5] * 1000 /3600) / 3)" office:value-type="float" office:value="4" calcext:value-type="float">
            <text:p>4</text:p>
          </table:table-cell>
          <table:table-cell table:formula="of:=[.B45]/[.C4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6] * 1000 /3600) / 3)" office:value-type="float" office:value="4" calcext:value-type="float">
            <text:p>4</text:p>
          </table:table-cell>
          <table:table-cell table:formula="of:=[.B46]/[.C46]" office:value-type="float" office:value="880" calcext:value-type="float">
            <text:p>88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47] * 1000 /3600) / 3)" office:value-type="float" office:value="4" calcext:value-type="float">
            <text:p>4</text:p>
          </table:table-cell>
          <table:table-cell table:formula="of:=[.B47]/[.C47]" office:value-type="float" office:value="750" calcext:value-type="float">
            <text:p>7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8] * 1000 /3600) / 3)" office:value-type="float" office:value="4" calcext:value-type="float">
            <text:p>4</text:p>
          </table:table-cell>
          <table:table-cell table:formula="of:=[.B48]/[.C48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49] * 1000 /3600) / 3)" office:value-type="string" office:string-value="" calcext:value-type="error">
            <text:p>#VALUE!</text:p>
          </table:table-cell>
          <table:table-cell table:formula="of:=[.B49]/[.C49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5" calcext:value-type="float">
            <text:p>1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50] * 1000 /3600) / 3)" office:value-type="string" office:string-value="" calcext:value-type="error">
            <text:p>#VALUE!</text:p>
          </table:table-cell>
          <table:table-cell table:formula="of:=[.B50]/[.C50]" office:value-type="float" office:value="875" calcext:value-type="float">
            <text:p>875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890" calcext:value-type="float">
            <text:p>89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ROUNDDOWN(([.A51] * 1000 /3600) / 3)" office:value-type="string" office:string-value="" calcext:value-type="error">
            <text:p>#VALUE!</text:p>
          </table:table-cell>
          <table:table-cell table:formula="of:=[.B51]/[.C51]" office:value-type="float" office:value="741.666666666667" calcext:value-type="float">
            <text:p>742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2] * 1000 /3600) / 3)" office:value-type="string" office:string-value="" calcext:value-type="error">
            <text:p>#VALUE!</text:p>
          </table:table-cell>
          <table:table-cell table:formula="of:=[.B52]/[.C52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3] * 1000 /3600) / 3)" office:value-type="string" office:string-value="" calcext:value-type="error">
            <text:p>#VALUE!</text:p>
          </table:table-cell>
          <table:table-cell table:formula="of:=[.B53]/[.C5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4] * 1000 /3600) / 3)" office:value-type="string" office:string-value="" calcext:value-type="error">
            <text:p>#VALUE!</text:p>
          </table:table-cell>
          <table:table-cell table:formula="of:=[.B54]/[.C5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5] * 1000 /3600) / 3)" office:value-type="string" office:string-value="" calcext:value-type="error">
            <text:p>#VALUE!</text:p>
          </table:table-cell>
          <table:table-cell table:formula="of:=[.B55]/[.C5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6] * 1000 /3600) / 3)" office:value-type="string" office:string-value="" calcext:value-type="error">
            <text:p>#VALUE!</text:p>
          </table:table-cell>
          <table:table-cell table:formula="of:=[.B56]/[.C5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57] * 1000 /3600) / 3)" office:value-type="string" office:string-value="" calcext:value-type="error">
            <text:p>#VALUE!</text:p>
          </table:table-cell>
          <table:table-cell table:formula="of:=[.B57]/[.C57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8] * 1000 /3600) / 3)" office:value-type="string" office:string-value="" calcext:value-type="error">
            <text:p>#VALUE!</text:p>
          </table:table-cell>
          <table:table-cell table:formula="of:=[.B58]/[.C58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59] * 1000 /3600) / 3)" office:value-type="string" office:string-value="" calcext:value-type="error">
            <text:p>#VALUE!</text:p>
          </table:table-cell>
          <table:table-cell table:formula="of:=[.B59]/[.C59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60] * 1000 /3600) / 3)" office:value-type="string" office:string-value="" calcext:value-type="error">
            <text:p>#VALUE!</text:p>
          </table:table-cell>
          <table:table-cell table:formula="of:=[.B60]/[.C60]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1] * 1000 /3600) / 3)" office:value-type="string" office:string-value="" calcext:value-type="error">
            <text:p>#VALUE!</text:p>
          </table:table-cell>
          <table:table-cell table:formula="of:=[.B61]/[.C61]"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62] * 1000 /3600) / 3)" office:value-type="string" office:string-value="" calcext:value-type="error">
            <text:p>#VALUE!</text:p>
          </table:table-cell>
          <table:table-cell table:formula="of:=[.B62]/[.C62]"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3] * 1000 /3600) / 3)" office:value-type="string" office:string-value="" calcext:value-type="error">
            <text:p>#VALUE!</text:p>
          </table:table-cell>
          <table:table-cell table:formula="of:=[.B63]/[.C6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64] * 1000 /3600) / 3)" office:value-type="string" office:string-value="" calcext:value-type="error">
            <text:p>#VALUE!</text:p>
          </table:table-cell>
          <table:table-cell table:formula="of:=[.B64]/[.C6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5] * 1000 /3600) / 3)" office:value-type="string" office:string-value="" calcext:value-type="error">
            <text:p>#VALUE!</text:p>
          </table:table-cell>
          <table:table-cell table:formula="of:=[.B65]/[.C6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6] * 1000 /3600) / 3)" office:value-type="string" office:string-value="" calcext:value-type="error">
            <text:p>#VALUE!</text:p>
          </table:table-cell>
          <table:table-cell table:formula="of:=[.B66]/[.C6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7] * 1000 /3600) / 3)" office:value-type="string" office:string-value="" calcext:value-type="error">
            <text:p>#VALUE!</text:p>
          </table:table-cell>
          <table:table-cell table:formula="of:=[.B67]/[.C67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68] * 1000 /3600) / 3)" office:value-type="string" office:string-value="" calcext:value-type="error">
            <text:p>#VALUE!</text:p>
          </table:table-cell>
          <table:table-cell table:formula="of:=[.B68]/[.C68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8" calcext:value-type="float">
            <text:p>16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69] * 1000 /3600) / 3)" office:value-type="string" office:string-value="" calcext:value-type="error">
            <text:p>#VALUE!</text:p>
          </table:table-cell>
          <table:table-cell table:formula="of:=[.B69]/[.C69]"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0] * 1000 /3600) / 3)" office:value-type="string" office:string-value="" calcext:value-type="error">
            <text:p>#VALUE!</text:p>
          </table:table-cell>
          <table:table-cell table:formula="of:=[.B70]/[.C70]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1] * 1000 /3600) / 3)" office:value-type="string" office:string-value="" calcext:value-type="error">
            <text:p>#VALUE!</text:p>
          </table:table-cell>
          <table:table-cell table:formula="of:=[.B71]/[.C71]"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ROUNDDOWN(([.A72] * 1000 /3600) / 3)" office:value-type="string" office:string-value="" calcext:value-type="error">
            <text:p>#VALUE!</text:p>
          </table:table-cell>
          <table:table-cell table:formula="of:=[.B72]/[.C72]" office:value-type="float" office:value="185.714285714286" calcext:value-type="float">
            <text:p>186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3] * 1000 /3600) / 3)" office:value-type="string" office:string-value="" calcext:value-type="error">
            <text:p>#VALUE!</text:p>
          </table:table-cell>
          <table:table-cell table:formula="of:=[.B73]/[.C7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4] * 1000 /3600) / 3)" office:value-type="string" office:string-value="" calcext:value-type="error">
            <text:p>#VALUE!</text:p>
          </table:table-cell>
          <table:table-cell table:formula="of:=[.B74]/[.C74]" office:value-type="float" office:value="430" calcext:value-type="float">
            <text:p>43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5] * 1000 /3600) / 3)" office:value-type="string" office:string-value="" calcext:value-type="error">
            <text:p>#VALUE!</text:p>
          </table:table-cell>
          <table:table-cell table:formula="of:=[.B75]/[.C75]"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76] * 1000 /3600) / 3)" office:value-type="string" office:string-value="" calcext:value-type="error">
            <text:p>#VALUE!</text:p>
          </table:table-cell>
          <table:table-cell table:formula="of:=[.B76]/[.C7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77] * 1000 /3600) / 3)" office:value-type="string" office:string-value="" calcext:value-type="error">
            <text:p>#VALUE!</text:p>
          </table:table-cell>
          <table:table-cell table:formula="of:=[.B77]/[.C77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78] * 1000 /3600) / 3)" office:value-type="string" office:string-value="" calcext:value-type="error">
            <text:p>#VALUE!</text:p>
          </table:table-cell>
          <table:table-cell table:formula="of:=[.B78]/[.C78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79] * 1000 /3600) / 3)" office:value-type="string" office:string-value="" calcext:value-type="error">
            <text:p>#VALUE!</text:p>
          </table:table-cell>
          <table:table-cell table:formula="of:=[.B79]/[.C79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80] * 1000 /3600) / 3)" office:value-type="string" office:string-value="" calcext:value-type="error">
            <text:p>#VALUE!</text:p>
          </table:table-cell>
          <table:table-cell table:formula="of:=[.B80]/[.C80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81] * 1000 /3600) / 3)" office:value-type="string" office:string-value="" calcext:value-type="error">
            <text:p>#VALUE!</text:p>
          </table:table-cell>
          <table:table-cell table:formula="of:=[.B81]/[.C81]"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82] * 1000 /3600) / 3)" office:value-type="string" office:string-value="" calcext:value-type="error">
            <text:p>#VALUE!</text:p>
          </table:table-cell>
          <table:table-cell table:formula="of:=[.B82]/[.C82]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6" calcext:value-type="float">
            <text:p>16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ROUNDDOWN(([.A83] * 1000 /3600) / 3)" office:value-type="string" office:string-value="" calcext:value-type="error">
            <text:p>#VALUE!</text:p>
          </table:table-cell>
          <table:table-cell table:formula="of:=[.B83]/[.C83]" office:value-type="float" office:value="237.142857142857" calcext:value-type="float">
            <text:p>237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84] * 1000 /3600) / 3)" office:value-type="string" office:string-value="" calcext:value-type="error">
            <text:p>#VALUE!</text:p>
          </table:table-cell>
          <table:table-cell table:formula="of:=[.B84]/[.C8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85] * 1000 /3600) / 3)" office:value-type="string" office:string-value="" calcext:value-type="error">
            <text:p>#VALUE!</text:p>
          </table:table-cell>
          <table:table-cell table:formula="of:=[.B85]/[.C8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86] * 1000 /3600) / 3)" office:value-type="string" office:string-value="" calcext:value-type="error">
            <text:p>#VALUE!</text:p>
          </table:table-cell>
          <table:table-cell table:formula="of:=[.B86]/[.C8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87] * 1000 /3600) / 3)" office:value-type="string" office:string-value="" calcext:value-type="error">
            <text:p>#VALUE!</text:p>
          </table:table-cell>
          <table:table-cell table:formula="of:=[.B87]/[.C87]" office:value-type="float" office:value="290" calcext:value-type="float">
            <text:p>29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88] * 1000 /3600) / 3)" office:value-type="string" office:string-value="" calcext:value-type="error">
            <text:p>#VALUE!</text:p>
          </table:table-cell>
          <table:table-cell table:formula="of:=[.B88]/[.C88]" office:value-type="float" office:value="650" calcext:value-type="float">
            <text:p>6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89] * 1000 /3600) / 3)" office:value-type="string" office:string-value="" calcext:value-type="error">
            <text:p>#VALUE!</text:p>
          </table:table-cell>
          <table:table-cell table:formula="of:=[.B89]/[.C89]" office:value-type="float" office:value="230" calcext:value-type="float">
            <text:p>23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22" calcext:value-type="float">
            <text:p>2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90] * 1000 /3600) / 3)" office:value-type="string" office:string-value="" calcext:value-type="error">
            <text:p>#VALUE!</text:p>
          </table:table-cell>
          <table:table-cell table:formula="of:=[.B90]/[.C90]" office:value-type="float" office:value="1110" calcext:value-type="float">
            <text:p>1,11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91] * 1000 /3600) / 3)" office:value-type="string" office:string-value="" calcext:value-type="error">
            <text:p>#VALUE!</text:p>
          </table:table-cell>
          <table:table-cell table:formula="of:=[.B91]/[.C91]" office:value-type="float" office:value="770" calcext:value-type="float">
            <text:p>77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92] * 1000 /3600) / 3)" office:value-type="string" office:string-value="" calcext:value-type="error">
            <text:p>#VALUE!</text:p>
          </table:table-cell>
          <table:table-cell table:formula="of:=[.B92]/[.C92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ROUNDDOWN(([.A93] * 1000 /3600) / 3)" office:value-type="float" office:value="9" calcext:value-type="float">
            <text:p>9</text:p>
          </table:table-cell>
          <table:table-cell table:formula="of:=[.B93]/[.C93]" office:value-type="float" office:value="540.588235294118" calcext:value-type="float">
            <text:p>541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94] * 1000 /3600) / 3)" office:value-type="float" office:value="9" calcext:value-type="float">
            <text:p>9</text:p>
          </table:table-cell>
          <table:table-cell table:formula="of:=[.B94]/[.C94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95] * 1000 /3600) / 3)" office:value-type="float" office:value="9" calcext:value-type="float">
            <text:p>9</text:p>
          </table:table-cell>
          <table:table-cell table:formula="of:=[.B95]/[.C95]"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ROUNDDOWN(([.A96] * 1000 /3600) / 3)" office:value-type="float" office:value="9" calcext:value-type="float">
            <text:p>9</text:p>
          </table:table-cell>
          <table:table-cell table:formula="of:=[.B96]/[.C96]" office:value-type="float" office:value="648.461538461538" calcext:value-type="float">
            <text:p>648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97] * 1000 /3600) / 3)" office:value-type="float" office:value="9" calcext:value-type="float">
            <text:p>9</text:p>
          </table:table-cell>
          <table:table-cell table:formula="of:=[.B97]/[.C97]"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01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formula="of:=ROUNDDOWN(([.A98] * 1000 /3600) / 3)" office:value-type="float" office:value="9" calcext:value-type="float">
            <text:p>9</text:p>
          </table:table-cell>
          <table:table-cell table:formula="of:=[.B98]/[.C98]" office:value-type="float" office:value="532.105263157895" calcext:value-type="float">
            <text:p>532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99] * 1000 /3600) / 3)" office:value-type="float" office:value="4" calcext:value-type="float">
            <text:p>4</text:p>
          </table:table-cell>
          <table:table-cell table:formula="of:=[.B99]/[.C99]"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00] * 1000 /3600) / 3)" office:value-type="float" office:value="4" calcext:value-type="float">
            <text:p>4</text:p>
          </table:table-cell>
          <table:table-cell table:formula="of:=[.B100]/[.C100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101] * 1000 /3600) / 3)" office:value-type="float" office:value="4" calcext:value-type="float">
            <text:p>4</text:p>
          </table:table-cell>
          <table:table-cell table:formula="of:=[.B101]/[.C101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02] * 1000 /3600) / 3)" office:value-type="float" office:value="4" calcext:value-type="float">
            <text:p>4</text:p>
          </table:table-cell>
          <table:table-cell table:formula="of:=[.B102]/[.C102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03] * 1000 /3600) / 3)" office:value-type="float" office:value="4" calcext:value-type="float">
            <text:p>4</text:p>
          </table:table-cell>
          <table:table-cell table:formula="of:=[.B103]/[.C103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04] * 1000 /3600) / 3)" office:value-type="float" office:value="4" calcext:value-type="float">
            <text:p>4</text:p>
          </table:table-cell>
          <table:table-cell table:formula="of:=[.B104]/[.C104]" office:value-type="float" office:value="370" calcext:value-type="float">
            <text:p>37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05] * 1000 /3600) / 3)" office:value-type="float" office:value="4" calcext:value-type="float">
            <text:p>4</text:p>
          </table:table-cell>
          <table:table-cell table:formula="of:=[.B105]/[.C105]" office:value-type="float" office:value="546.666666666667" calcext:value-type="float">
            <text:p>547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ROUNDDOWN(([.A106] * 1000 /3600) / 3)" office:value-type="float" office:value="4" calcext:value-type="float">
            <text:p>4</text:p>
          </table:table-cell>
          <table:table-cell table:formula="of:=[.B106]/[.C106]" office:value-type="float" office:value="284.285714285714" calcext:value-type="float">
            <text:p>284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07] * 1000 /3600) / 3)" office:value-type="float" office:value="4" calcext:value-type="float">
            <text:p>4</text:p>
          </table:table-cell>
          <table:table-cell table:formula="of:=[.B107]/[.C107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08] * 1000 /3600) / 3)" office:value-type="float" office:value="4" calcext:value-type="float">
            <text:p>4</text:p>
          </table:table-cell>
          <table:table-cell table:formula="of:=[.B108]/[.C108]" office:value-type="float" office:value="833.333333333333" calcext:value-type="float">
            <text:p>833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09] * 1000 /3600) / 3)" office:value-type="float" office:value="4" calcext:value-type="float">
            <text:p>4</text:p>
          </table:table-cell>
          <table:table-cell table:formula="of:=[.B109]/[.C109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10] * 1000 /3600) / 3)" office:value-type="float" office:value="4" calcext:value-type="float">
            <text:p>4</text:p>
          </table:table-cell>
          <table:table-cell table:formula="of:=[.B110]/[.C110]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1] * 1000 /3600) / 3)" office:value-type="float" office:value="4" calcext:value-type="float">
            <text:p>4</text:p>
          </table:table-cell>
          <table:table-cell table:formula="of:=[.B111]/[.C111]"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2] * 1000 /3600) / 3)" office:value-type="float" office:value="4" calcext:value-type="float">
            <text:p>4</text:p>
          </table:table-cell>
          <table:table-cell table:formula="of:=[.B112]/[.C112]" office:value-type="float" office:value="280" calcext:value-type="float">
            <text:p>28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3] * 1000 /3600) / 3)" office:value-type="float" office:value="4" calcext:value-type="float">
            <text:p>4</text:p>
          </table:table-cell>
          <table:table-cell table:formula="of:=[.B113]/[.C11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4] * 1000 /3600) / 3)" office:value-type="float" office:value="4" calcext:value-type="float">
            <text:p>4</text:p>
          </table:table-cell>
          <table:table-cell table:formula="of:=[.B114]/[.C11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5] * 1000 /3600) / 3)" office:value-type="float" office:value="4" calcext:value-type="float">
            <text:p>4</text:p>
          </table:table-cell>
          <table:table-cell table:formula="of:=[.B115]/[.C115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16] * 1000 /3600) / 3)" office:value-type="float" office:value="4" calcext:value-type="float">
            <text:p>4</text:p>
          </table:table-cell>
          <table:table-cell table:formula="of:=[.B116]/[.C11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117] * 1000 /3600) / 3)" office:value-type="float" office:value="4" calcext:value-type="float">
            <text:p>4</text:p>
          </table:table-cell>
          <table:table-cell table:formula="of:=[.B117]/[.C117]" office:value-type="float" office:value="17.5" calcext:value-type="float">
            <text:p>18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8] * 1000 /3600) / 3)" office:value-type="float" office:value="4" calcext:value-type="float">
            <text:p>4</text:p>
          </table:table-cell>
          <table:table-cell table:formula="of:=[.B118]/[.C118]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19] * 1000 /3600) / 3)" office:value-type="float" office:value="4" calcext:value-type="float">
            <text:p>4</text:p>
          </table:table-cell>
          <table:table-cell table:formula="of:=[.B119]/[.C119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20] * 1000 /3600) / 3)" office:value-type="float" office:value="4" calcext:value-type="float">
            <text:p>4</text:p>
          </table:table-cell>
          <table:table-cell table:formula="of:=[.B120]/[.C120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121] * 1000 /3600) / 3)" office:value-type="float" office:value="4" calcext:value-type="float">
            <text:p>4</text:p>
          </table:table-cell>
          <table:table-cell table:formula="of:=[.B121]/[.C121]"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22] * 1000 /3600) / 3)" office:value-type="float" office:value="4" calcext:value-type="float">
            <text:p>4</text:p>
          </table:table-cell>
          <table:table-cell table:formula="of:=[.B122]/[.C122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23] * 1000 /3600) / 3)" office:value-type="float" office:value="4" calcext:value-type="float">
            <text:p>4</text:p>
          </table:table-cell>
          <table:table-cell table:formula="of:=[.B123]/[.C123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24] * 1000 /3600) / 3)" office:value-type="float" office:value="4" calcext:value-type="float">
            <text:p>4</text:p>
          </table:table-cell>
          <table:table-cell table:formula="of:=[.B124]/[.C124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andstraße (L83)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ROUNDDOWN(([.A125] * 1000 /3600) / 3)" office:value-type="float" office:value="0" calcext:value-type="float">
            <text:p>0</text:p>
          </table:table-cell>
          <table:table-cell table:style-name="ce3" table:formula="of:=[.B125]/[.C125]" office:value-type="float" office:value="72.2222222222222" calcext:value-type="float">
            <text:p>72</text:p>
          </table:table-cell>
          <table:table-cell table:style-name="ce1" table:number-columns-repeated="3"/>
          <table:table-cell table:style-name="ce1" office:value-type="string" calcext:value-type="string">
            <text:p>Sandstraße (L83)</text:p>
          </table:table-cell>
          <table:table-cell table:style-name="ce1"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2" calcext:value-type="float">
            <text:p>81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ROUNDDOWN(([.A126] * 1000 /3600) / 3)" office:value-type="float" office:value="9" calcext:value-type="float">
            <text:p>9</text:p>
          </table:table-cell>
          <table:table-cell table:formula="of:=[.B126]/[.C126]" office:value-type="float" office:value="338.333333333333" calcext:value-type="float">
            <text:p>338</text:p>
          </table:table-cell>
          <table:table-cell/>
          <table:table-cell office:value-type="float" office:value="12168" calcext:value-type="float">
            <text:p>12168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Allerheiligenstraße (K 5370)</text:p>
          </table:table-cell>
          <table:table-cell table:formula="of:=SUM([.B126:.B170])" office:value-type="float" office:value="12176" calcext:value-type="float">
            <text:p>1217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27] * 1000 /3600) / 3)" office:value-type="float" office:value="9" calcext:value-type="float">
            <text:p>9</text:p>
          </table:table-cell>
          <table:table-cell table:formula="of:=[.B127]/[.C127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28] * 1000 /3600) / 3)" office:value-type="float" office:value="9" calcext:value-type="float">
            <text:p>9</text:p>
          </table:table-cell>
          <table:table-cell table:formula="of:=[.B128]/[.C128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2" calcext:value-type="float">
            <text:p>48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129] * 1000 /3600) / 3)" office:value-type="float" office:value="9" calcext:value-type="float">
            <text:p>9</text:p>
          </table:table-cell>
          <table:table-cell table:formula="of:=[.B129]/[.C129]" office:value-type="float" office:value="602.5" calcext:value-type="float">
            <text:p>60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130] * 1000 /3600) / 3)" office:value-type="float" office:value="9" calcext:value-type="float">
            <text:p>9</text:p>
          </table:table-cell>
          <table:table-cell table:formula="of:=[.B130]/[.C130]" office:value-type="float" office:value="816.666666666667" calcext:value-type="float">
            <text:p>81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5" calcext:value-type="float">
            <text:p>69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ROUNDDOWN(([.A131] * 1000 /3600) / 3)" office:value-type="float" office:value="9" calcext:value-type="float">
            <text:p>9</text:p>
          </table:table-cell>
          <table:table-cell table:formula="of:=[.B131]/[.C131]" office:value-type="float" office:value="534.615384615385" calcext:value-type="float">
            <text:p>53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1" calcext:value-type="float">
            <text:p>105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ROUNDDOWN(([.A132] * 1000 /3600) / 3)" office:value-type="float" office:value="9" calcext:value-type="float">
            <text:p>9</text:p>
          </table:table-cell>
          <table:table-cell table:formula="of:=[.B132]/[.C132]" office:value-type="float" office:value="875.833333333333" calcext:value-type="float">
            <text:p>87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33] * 1000 /3600) / 3)" office:value-type="float" office:value="9" calcext:value-type="float">
            <text:p>9</text:p>
          </table:table-cell>
          <table:table-cell table:formula="of:=[.B133]/[.C133]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ROUNDDOWN(([.A134] * 1000 /3600) / 3)" office:value-type="float" office:value="9" calcext:value-type="float">
            <text:p>9</text:p>
          </table:table-cell>
          <table:table-cell table:formula="of:=[.B134]/[.C134]" office:value-type="float" office:value="1050" calcext:value-type="float">
            <text:p>1,05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35] * 1000 /3600) / 3)" office:value-type="float" office:value="9" calcext:value-type="float">
            <text:p>9</text:p>
          </table:table-cell>
          <table:table-cell table:formula="of:=[.B135]/[.C135]" office:value-type="float" office:value="390" calcext:value-type="float">
            <text:p>39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9" calcext:value-type="float">
            <text:p>60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ROUNDDOWN(([.A136] * 1000 /3600) / 3)" office:value-type="float" office:value="9" calcext:value-type="float">
            <text:p>9</text:p>
          </table:table-cell>
          <table:table-cell table:formula="of:=[.B136]/[.C136]" office:value-type="float" office:value="1015" calcext:value-type="float">
            <text:p>1,01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37] * 1000 /3600) / 3)" office:value-type="float" office:value="9" calcext:value-type="float">
            <text:p>9</text:p>
          </table:table-cell>
          <table:table-cell table:formula="of:=[.B137]/[.C137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9" calcext:value-type="float">
            <text:p>86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138] * 1000 /3600) / 3)" office:value-type="float" office:value="9" calcext:value-type="float">
            <text:p>9</text:p>
          </table:table-cell>
          <table:table-cell table:formula="of:=[.B138]/[.C138]" office:value-type="float" office:value="1086.25" calcext:value-type="float">
            <text:p>1,08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39] * 1000 /3600) / 3)" office:value-type="float" office:value="9" calcext:value-type="float">
            <text:p>9</text:p>
          </table:table-cell>
          <table:table-cell table:formula="of:=[.B139]/[.C139]" office:value-type="float" office:value="1750" calcext:value-type="float">
            <text:p>1,75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0] * 1000 /3600) / 3)" office:value-type="float" office:value="9" calcext:value-type="float">
            <text:p>9</text:p>
          </table:table-cell>
          <table:table-cell table:formula="of:=[.B140]/[.C140]"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1] * 1000 /3600) / 3)" office:value-type="float" office:value="9" calcext:value-type="float">
            <text:p>9</text:p>
          </table:table-cell>
          <table:table-cell table:formula="of:=[.B141]/[.C141]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2] * 1000 /3600) / 3)" office:value-type="float" office:value="9" calcext:value-type="float">
            <text:p>9</text:p>
          </table:table-cell>
          <table:table-cell table:formula="of:=[.B142]/[.C142]" office:value-type="float" office:value="1310" calcext:value-type="float">
            <text:p>1,31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3] * 1000 /3600) / 3)" office:value-type="float" office:value="9" calcext:value-type="float">
            <text:p>9</text:p>
          </table:table-cell>
          <table:table-cell table:formula="of:=[.B143]/[.C143]" office:value-type="float" office:value="550" calcext:value-type="float">
            <text:p>55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144] * 1000 /3600) / 3)" office:value-type="float" office:value="9" calcext:value-type="float">
            <text:p>9</text:p>
          </table:table-cell>
          <table:table-cell table:formula="of:=[.B144]/[.C144]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5] * 1000 /3600) / 3)" office:value-type="float" office:value="9" calcext:value-type="float">
            <text:p>9</text:p>
          </table:table-cell>
          <table:table-cell table:formula="of:=[.B145]/[.C145]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146] * 1000 /3600) / 3)" office:value-type="float" office:value="9" calcext:value-type="float">
            <text:p>9</text:p>
          </table:table-cell>
          <table:table-cell table:formula="of:=[.B146]/[.C146]" office:value-type="float" office:value="716.666666666667" calcext:value-type="float">
            <text:p>71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6" calcext:value-type="float">
            <text:p>1876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formula="of:=ROUNDDOWN(([.A147] * 1000 /3600) / 3)" office:value-type="float" office:value="9" calcext:value-type="float">
            <text:p>9</text:p>
          </table:table-cell>
          <table:table-cell table:formula="of:=[.B147]/[.C147]" office:value-type="float" office:value="721.538461538462" calcext:value-type="float">
            <text:p>722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8] * 1000 /3600) / 3)" office:value-type="float" office:value="5" calcext:value-type="float">
            <text:p>5</text:p>
          </table:table-cell>
          <table:table-cell table:formula="of:=[.B148]/[.C148]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49] * 1000 /3600) / 3)" office:value-type="float" office:value="5" calcext:value-type="float">
            <text:p>5</text:p>
          </table:table-cell>
          <table:table-cell table:formula="of:=[.B149]/[.C149]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50] * 1000 /3600) / 3)" office:value-type="float" office:value="5" calcext:value-type="float">
            <text:p>5</text:p>
          </table:table-cell>
          <table:table-cell table:formula="of:=[.B150]/[.C150]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51] * 1000 /3600) / 3)" office:value-type="float" office:value="5" calcext:value-type="float">
            <text:p>5</text:p>
          </table:table-cell>
          <table:table-cell table:formula="of:=[.B151]/[.C151]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52] * 1000 /3600) / 3)" office:value-type="float" office:value="5" calcext:value-type="float">
            <text:p>5</text:p>
          </table:table-cell>
          <table:table-cell table:formula="of:=[.B152]/[.C152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7" calcext:value-type="float">
            <text:p>42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ROUNDDOWN(([.A153] * 1000 /3600) / 3)" office:value-type="float" office:value="5" calcext:value-type="float">
            <text:p>5</text:p>
          </table:table-cell>
          <table:table-cell table:formula="of:=[.B153]/[.C153]" office:value-type="float" office:value="474.444444444444" calcext:value-type="float">
            <text:p>47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54] * 1000 /3600) / 3)" office:value-type="float" office:value="5" calcext:value-type="float">
            <text:p>5</text:p>
          </table:table-cell>
          <table:table-cell table:formula="of:=[.B154]/[.C15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55] * 1000 /3600) / 3)" office:value-type="float" office:value="5" calcext:value-type="float">
            <text:p>5</text:p>
          </table:table-cell>
          <table:table-cell table:formula="of:=[.B155]/[.C15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7" calcext:value-type="float">
            <text:p>30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56] * 1000 /3600) / 3)" office:value-type="float" office:value="5" calcext:value-type="float">
            <text:p>5</text:p>
          </table:table-cell>
          <table:table-cell table:formula="of:=[.B156]/[.C156]" office:value-type="float" office:value="1023.33333333333" calcext:value-type="float">
            <text:p>1,02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57] * 1000 /3600) / 3)" office:value-type="float" office:value="5" calcext:value-type="float">
            <text:p>5</text:p>
          </table:table-cell>
          <table:table-cell table:formula="of:=[.B157]/[.C157]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formula="of:=ROUNDDOWN(([.A158] * 1000 /3600) / 3)" office:value-type="float" office:value="5" calcext:value-type="float">
            <text:p>5</text:p>
          </table:table-cell>
          <table:table-cell table:formula="of:=[.B158]/[.C158]" office:value-type="float" office:value="609.52380952381" calcext:value-type="float">
            <text:p>61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59] * 1000 /3600) / 3)" office:value-type="float" office:value="5" calcext:value-type="float">
            <text:p>5</text:p>
          </table:table-cell>
          <table:table-cell table:formula="of:=[.B159]/[.C159]"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60] * 1000 /3600) / 3)" office:value-type="float" office:value="5" calcext:value-type="float">
            <text:p>5</text:p>
          </table:table-cell>
          <table:table-cell table:formula="of:=[.B160]/[.C160]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61] * 1000 /3600) / 3)" office:value-type="float" office:value="5" calcext:value-type="float">
            <text:p>5</text:p>
          </table:table-cell>
          <table:table-cell table:formula="of:=[.B161]/[.C161]"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OUNDDOWN(([.A162] * 1000 /3600) / 3)" office:value-type="float" office:value="5" calcext:value-type="float">
            <text:p>5</text:p>
          </table:table-cell>
          <table:table-cell table:formula="of:=[.B162]/[.C162]"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3" calcext:value-type="float">
            <text:p>33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63] * 1000 /3600) / 3)" office:value-type="float" office:value="5" calcext:value-type="float">
            <text:p>5</text:p>
          </table:table-cell>
          <table:table-cell table:formula="of:=[.B163]/[.C163]" office:value-type="float" office:value="1110" calcext:value-type="float">
            <text:p>1,11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64] * 1000 /3600) / 3)" office:value-type="float" office:value="5" calcext:value-type="float">
            <text:p>5</text:p>
          </table:table-cell>
          <table:table-cell table:formula="of:=[.B164]/[.C164]"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65] * 1000 /3600) / 3)" office:value-type="float" office:value="5" calcext:value-type="float">
            <text:p>5</text:p>
          </table:table-cell>
          <table:table-cell table:formula="of:=[.B165]/[.C165]" office:value-type="float" office:value="1410" calcext:value-type="float">
            <text:p>1,41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66] * 1000 /3600) / 3)" office:value-type="float" office:value="5" calcext:value-type="float">
            <text:p>5</text:p>
          </table:table-cell>
          <table:table-cell table:formula="of:=[.B166]/[.C166]" office:value-type="float" office:value="1180" calcext:value-type="float">
            <text:p>1,18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ROUNDDOWN(([.A167] * 1000 /3600) / 3)" office:value-type="float" office:value="5" calcext:value-type="float">
            <text:p>5</text:p>
          </table:table-cell>
          <table:table-cell table:formula="of:=[.B167]/[.C167]" office:value-type="float" office:value="398.125" calcext:value-type="float">
            <text:p>398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68] * 1000 /3600) / 3)" office:value-type="float" office:value="5" calcext:value-type="float">
            <text:p>5</text:p>
          </table:table-cell>
          <table:table-cell table:formula="of:=[.B168]/[.C16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69] * 1000 /3600) / 3)" office:value-type="float" office:value="4" calcext:value-type="float">
            <text:p>4</text:p>
          </table:table-cell>
          <table:table-cell table:formula="of:=[.B169]/[.C16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([.A170] * 1000 /3600) / 3)" office:value-type="float" office:value="4" calcext:value-type="float">
            <text:p>4</text:p>
          </table:table-cell>
          <table:table-cell table:style-name="ce3" table:formula="of:=[.B170]/[.C170]" office:value-type="string" office:string-value="" calcext:value-type="error">
            <text:p>#VALUE!</text:p>
          </table:table-cell>
          <table:table-cell table:style-name="ce1"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71] * 1000 /3600) / 3)" office:value-type="float" office:value="2" calcext:value-type="float">
            <text:p>2</text:p>
          </table:table-cell>
          <table:table-cell table:formula="of:=[.B171]/[.C171]" office:value-type="float" office:value="805" calcext:value-type="float">
            <text:p>805</text:p>
          </table:table-cell>
          <table:table-cell/>
          <table:table-cell office:value-type="float" office:value="9488" calcext:value-type="float">
            <text:p>948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ildschapbachstraße (L 93)</text:p>
          </table:table-cell>
          <table:table-cell table:formula="of:=SUM([.B171:.B202])" office:value-type="float" office:value="9486" calcext:value-type="float">
            <text:p>948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2] * 1000 /3600) / 3)" office:value-type="float" office:value="4" calcext:value-type="float">
            <text:p>4</text:p>
          </table:table-cell>
          <table:table-cell table:formula="of:=[.B172]/[.C172]"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3] * 1000 /3600) / 3)" office:value-type="float" office:value="4" calcext:value-type="float">
            <text:p>4</text:p>
          </table:table-cell>
          <table:table-cell table:formula="of:=[.B173]/[.C17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4] * 1000 /3600) / 3)" office:value-type="float" office:value="4" calcext:value-type="float">
            <text:p>4</text:p>
          </table:table-cell>
          <table:table-cell table:formula="of:=[.B174]/[.C174]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75] * 1000 /3600) / 3)" office:value-type="float" office:value="9" calcext:value-type="float">
            <text:p>9</text:p>
          </table:table-cell>
          <table:table-cell table:formula="of:=[.B175]/[.C175]" office:value-type="float" office:value="1145" calcext:value-type="float">
            <text:p>1,14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6] * 1000 /3600) / 3)" office:value-type="float" office:value="4" calcext:value-type="float">
            <text:p>4</text:p>
          </table:table-cell>
          <table:table-cell table:formula="of:=[.B176]/[.C176]"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7] * 1000 /3600) / 3)" office:value-type="float" office:value="4" calcext:value-type="float">
            <text:p>4</text:p>
          </table:table-cell>
          <table:table-cell table:formula="of:=[.B177]/[.C177]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8] * 1000 /3600) / 3)" office:value-type="float" office:value="2" calcext:value-type="float">
            <text:p>2</text:p>
          </table:table-cell>
          <table:table-cell table:formula="of:=[.B178]/[.C17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179] * 1000 /3600) / 3)" office:value-type="float" office:value="2" calcext:value-type="float">
            <text:p>2</text:p>
          </table:table-cell>
          <table:table-cell table:formula="of:=[.B179]/[.C17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180] * 1000 /3600) / 3)" office:value-type="float" office:value="2" calcext:value-type="float">
            <text:p>2</text:p>
          </table:table-cell>
          <table:table-cell table:formula="of:=[.B180]/[.C18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81] * 1000 /3600) / 3)" office:value-type="float" office:value="4" calcext:value-type="float">
            <text:p>4</text:p>
          </table:table-cell>
          <table:table-cell table:formula="of:=[.B181]/[.C181]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182] * 1000 /3600) / 3)" office:value-type="float" office:value="4" calcext:value-type="float">
            <text:p>4</text:p>
          </table:table-cell>
          <table:table-cell table:formula="of:=[.B182]/[.C182]"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2" calcext:value-type="float">
            <text:p>39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OUNDDOWN(([.A183] * 1000 /3600) / 3)" office:value-type="float" office:value="9" calcext:value-type="float">
            <text:p>9</text:p>
          </table:table-cell>
          <table:table-cell table:formula="of:=[.B183]/[.C183]" office:value-type="float" office:value="653.333333333333" calcext:value-type="float">
            <text:p>65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184] * 1000 /3600) / 3)" office:value-type="float" office:value="9" calcext:value-type="float">
            <text:p>9</text:p>
          </table:table-cell>
          <table:table-cell table:formula="of:=[.B184]/[.C184]"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5" calcext:value-type="float">
            <text:p>67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185] * 1000 /3600) / 3)" office:value-type="float" office:value="9" calcext:value-type="float">
            <text:p>9</text:p>
          </table:table-cell>
          <table:table-cell table:formula="of:=[.B185]/[.C185]" office:value-type="float" office:value="843.75" calcext:value-type="float">
            <text:p>84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([.A186] * 1000 /3600) / 3)" office:value-type="float" office:value="9" calcext:value-type="float">
            <text:p>9</text:p>
          </table:table-cell>
          <table:table-cell table:formula="of:=[.B186]/[.C186]" office:value-type="float" office:value="1103" calcext:value-type="float">
            <text:p>1,10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187] * 1000 /3600) / 3)" office:value-type="float" office:value="9" calcext:value-type="float">
            <text:p>9</text:p>
          </table:table-cell>
          <table:table-cell table:formula="of:=[.B187]/[.C187]" office:value-type="float" office:value="1263.33333333333" calcext:value-type="float">
            <text:p>1,26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ROUNDDOWN(([.A188] * 1000 /3600) / 3)" office:value-type="float" office:value="9" calcext:value-type="float">
            <text:p>9</text:p>
          </table:table-cell>
          <table:table-cell table:formula="of:=[.B188]/[.C188]" office:value-type="float" office:value="775.454545454545" calcext:value-type="float">
            <text:p>77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89] * 1000 /3600) / 3)" office:value-type="float" office:value="9" calcext:value-type="float">
            <text:p>9</text:p>
          </table:table-cell>
          <table:table-cell table:formula="of:=[.B189]/[.C18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ROUNDDOWN(([.A190] * 1000 /3600) / 3)" office:value-type="float" office:value="9" calcext:value-type="float">
            <text:p>9</text:p>
          </table:table-cell>
          <table:table-cell table:formula="of:=[.B190]/[.C190]" office:value-type="float" office:value="471.818181818182" calcext:value-type="float">
            <text:p>472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1] * 1000 /3600) / 3)" office:value-type="float" office:value="9" calcext:value-type="float">
            <text:p>9</text:p>
          </table:table-cell>
          <table:table-cell table:formula="of:=[.B191]/[.C191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2" calcext:value-type="float">
            <text:p>121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ROUNDDOWN(([.A192] * 1000 /3600) / 3)" office:value-type="float" office:value="9" calcext:value-type="float">
            <text:p>9</text:p>
          </table:table-cell>
          <table:table-cell table:formula="of:=[.B192]/[.C192]" office:value-type="float" office:value="757.5" calcext:value-type="float">
            <text:p>75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3] * 1000 /3600) / 3)" office:value-type="float" office:value="9" calcext:value-type="float">
            <text:p>9</text:p>
          </table:table-cell>
          <table:table-cell table:formula="of:=[.B193]/[.C193]" office:value-type="float" office:value="940" calcext:value-type="float">
            <text:p>94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194] * 1000 /3600) / 3)" office:value-type="float" office:value="9" calcext:value-type="float">
            <text:p>9</text:p>
          </table:table-cell>
          <table:table-cell table:formula="of:=[.B194]/[.C194]" office:value-type="float" office:value="1100" calcext:value-type="float">
            <text:p>1,1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5] * 1000 /3600) / 3)" office:value-type="float" office:value="9" calcext:value-type="float">
            <text:p>9</text:p>
          </table:table-cell>
          <table:table-cell table:formula="of:=[.B195]/[.C195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6] * 1000 /3600) / 3)" office:value-type="float" office:value="9" calcext:value-type="float">
            <text:p>9</text:p>
          </table:table-cell>
          <table:table-cell table:formula="of:=[.B196]/[.C196]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7] * 1000 /3600) / 3)" office:value-type="float" office:value="9" calcext:value-type="float">
            <text:p>9</text:p>
          </table:table-cell>
          <table:table-cell table:formula="of:=[.B197]/[.C197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9" calcext:value-type="float">
            <text:p>4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198] * 1000 /3600) / 3)" office:value-type="float" office:value="9" calcext:value-type="float">
            <text:p>9</text:p>
          </table:table-cell>
          <table:table-cell table:formula="of:=[.B198]/[.C198]" office:value-type="float" office:value="1097.5" calcext:value-type="float">
            <text:p>1,09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199] * 1000 /3600) / 3)" office:value-type="float" office:value="9" calcext:value-type="float">
            <text:p>9</text:p>
          </table:table-cell>
          <table:table-cell table:formula="of:=[.B199]/[.C199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5" calcext:value-type="float">
            <text:p>44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ROUNDDOWN(([.A200] * 1000 /3600) / 3)" office:value-type="float" office:value="9" calcext:value-type="float">
            <text:p>9</text:p>
          </table:table-cell>
          <table:table-cell table:formula="of:=[.B200]/[.C200]" office:value-type="float" office:value="494.444444444444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201] * 1000 /3600) / 3)" office:value-type="float" office:value="9" calcext:value-type="float">
            <text:p>9</text:p>
          </table:table-cell>
          <table:table-cell table:formula="of:=[.B201]/[.C201]" office:value-type="float" office:value="472.5" calcext:value-type="float">
            <text:p>473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([.A202] * 1000 /3600) / 3)" office:value-type="float" office:value="9" calcext:value-type="float">
            <text:p>9</text:p>
          </table:table-cell>
          <table:table-cell table:style-name="ce3" table:formula="of:=[.B202]/[.C202]" office:value-type="float" office:value="260" calcext:value-type="float">
            <text:p>26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03] * 1000 /3600) / 3)" office:value-type="string" office:string-value="" calcext:value-type="error">
            <text:p>#VALUE!</text:p>
          </table:table-cell>
          <table:table-cell table:formula="of:=[.B203]/[.C203]" office:value-type="float" office:value="490" calcext:value-type="float">
            <text:p>490</text:p>
          </table:table-cell>
          <table:table-cell/>
          <table:table-cell office:value-type="float" office:value="6290" calcext:value-type="float">
            <text:p>629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Nordracher Straße (K 5354)</text:p>
          </table:table-cell>
          <table:table-cell table:formula="of:=SUM([.B203:.B237])" office:value-type="float" office:value="6293" calcext:value-type="float">
            <text:p>6293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04] * 1000 /3600) / 3)" office:value-type="string" office:string-value="" calcext:value-type="error">
            <text:p>#VALUE!</text:p>
          </table:table-cell>
          <table:table-cell table:formula="of:=[.B204]/[.C20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05] * 1000 /3600) / 3)" office:value-type="string" office:string-value="" calcext:value-type="error">
            <text:p>#VALUE!</text:p>
          </table:table-cell>
          <table:table-cell table:formula="of:=[.B205]/[.C20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06] * 1000 /3600) / 3)" office:value-type="float" office:value="4" calcext:value-type="float">
            <text:p>4</text:p>
          </table:table-cell>
          <table:table-cell table:formula="of:=[.B206]/[.C20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207] * 1000 /3600) / 3)" office:value-type="float" office:value="3" calcext:value-type="float">
            <text:p>3</text:p>
          </table:table-cell>
          <table:table-cell table:formula="of:=[.B207]/[.C207]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208] * 1000 /3600) / 3)" office:value-type="float" office:value="3" calcext:value-type="float">
            <text:p>3</text:p>
          </table:table-cell>
          <table:table-cell table:formula="of:=[.B208]/[.C208]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09] * 1000 /3600) / 3)" office:value-type="float" office:value="3" calcext:value-type="float">
            <text:p>3</text:p>
          </table:table-cell>
          <table:table-cell table:formula="of:=[.B209]/[.C209]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0] * 1000 /3600) / 3)" office:value-type="string" office:string-value="" calcext:value-type="error">
            <text:p>#VALUE!</text:p>
          </table:table-cell>
          <table:table-cell table:formula="of:=[.B210]/[.C21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1] * 1000 /3600) / 3)" office:value-type="string" office:string-value="" calcext:value-type="error">
            <text:p>#VALUE!</text:p>
          </table:table-cell>
          <table:table-cell table:formula="of:=[.B211]/[.C211]"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212] * 1000 /3600) / 3)" office:value-type="string" office:string-value="" calcext:value-type="error">
            <text:p>#VALUE!</text:p>
          </table:table-cell>
          <table:table-cell table:formula="of:=[.B212]/[.C212]" office:value-type="float" office:value="187.5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213] * 1000 /3600) / 3)" office:value-type="string" office:string-value="" calcext:value-type="error">
            <text:p>#VALUE!</text:p>
          </table:table-cell>
          <table:table-cell table:formula="of:=[.B213]/[.C213]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4] * 1000 /3600) / 3)" office:value-type="string" office:string-value="" calcext:value-type="error">
            <text:p>#VALUE!</text:p>
          </table:table-cell>
          <table:table-cell table:formula="of:=[.B214]/[.C214]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5] * 1000 /3600) / 3)" office:value-type="string" office:string-value="" calcext:value-type="error">
            <text:p>#VALUE!</text:p>
          </table:table-cell>
          <table:table-cell table:formula="of:=[.B215]/[.C21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6] * 1000 /3600) / 3)" office:value-type="string" office:string-value="" calcext:value-type="error">
            <text:p>#VALUE!</text:p>
          </table:table-cell>
          <table:table-cell table:formula="of:=[.B216]/[.C216]"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7] * 1000 /3600) / 3)" office:value-type="string" office:string-value="" calcext:value-type="error">
            <text:p>#VALUE!</text:p>
          </table:table-cell>
          <table:table-cell table:formula="of:=[.B217]/[.C217]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18] * 1000 /3600) / 3)" office:value-type="string" office:string-value="" calcext:value-type="error">
            <text:p>#VALUE!</text:p>
          </table:table-cell>
          <table:table-cell table:formula="of:=[.B218]/[.C21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33" calcext:value-type="float">
            <text:p>163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ROUNDDOWN(([.A219] * 1000 /3600) / 3)" office:value-type="string" office:string-value="" calcext:value-type="error">
            <text:p>#VALUE!</text:p>
          </table:table-cell>
          <table:table-cell table:formula="of:=[.B219]/[.C219]" office:value-type="float" office:value="742.272727272727" calcext:value-type="float">
            <text:p>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17" calcext:value-type="float">
            <text:p>21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220] * 1000 /3600) / 3)" office:value-type="string" office:string-value="" calcext:value-type="error">
            <text:p>#VALUE!</text:p>
          </table:table-cell>
          <table:table-cell table:formula="of:=[.B220]/[.C220]" office:value-type="float" office:value="542.5" calcext:value-type="float">
            <text:p>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221] * 1000 /3600) / 3)" office:value-type="string" office:string-value="" calcext:value-type="error">
            <text:p>#VALUE!</text:p>
          </table:table-cell>
          <table:table-cell table:formula="of:=[.B221]/[.C221]" office:value-type="float" office:value="585" calcext:value-type="float">
            <text:p>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22] * 1000 /3600) / 3)" office:value-type="string" office:string-value="" calcext:value-type="error">
            <text:p>#VALUE!</text:p>
          </table:table-cell>
          <table:table-cell table:formula="of:=[.B222]/[.C222]"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23] * 1000 /3600) / 3)" office:value-type="string" office:string-value="" calcext:value-type="error">
            <text:p>#VALUE!</text:p>
          </table:table-cell>
          <table:table-cell table:formula="of:=[.B223]/[.C223]"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13" calcext:value-type="float">
            <text:p>21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224] * 1000 /3600) / 3)" office:value-type="string" office:string-value="" calcext:value-type="error">
            <text:p>#VALUE!</text:p>
          </table:table-cell>
          <table:table-cell table:formula="of:=[.B224]/[.C224]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25] * 1000 /3600) / 3)" office:value-type="string" office:string-value="" calcext:value-type="error">
            <text:p>#VALUE!</text:p>
          </table:table-cell>
          <table:table-cell table:formula="of:=[.B225]/[.C225]" office:value-type="float" office:value="1860" calcext:value-type="float">
            <text:p>1,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26] * 1000 /3600) / 3)" office:value-type="string" office:string-value="" calcext:value-type="error">
            <text:p>#VALUE!</text:p>
          </table:table-cell>
          <table:table-cell table:formula="of:=[.B226]/[.C226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23" calcext:value-type="float">
            <text:p>22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227] * 1000 /3600) / 3)" office:value-type="string" office:string-value="" calcext:value-type="error">
            <text:p>#VALUE!</text:p>
          </table:table-cell>
          <table:table-cell table:formula="of:=[.B227]/[.C227]" office:value-type="float" office:value="557.5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28] * 1000 /3600) / 3)" office:value-type="string" office:string-value="" calcext:value-type="error">
            <text:p>#VALUE!</text:p>
          </table:table-cell>
          <table:table-cell table:formula="of:=[.B228]/[.C228]" office:value-type="float" office:value="950" calcext:value-type="float">
            <text:p>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11" calcext:value-type="float">
            <text:p>21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229] * 1000 /3600) / 3)" office:value-type="string" office:string-value="" calcext:value-type="error">
            <text:p>#VALUE!</text:p>
          </table:table-cell>
          <table:table-cell table:formula="of:=[.B229]/[.C229]" office:value-type="float" office:value="527.5" calcext:value-type="float">
            <text:p>528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30] * 1000 /3600) / 3)" office:value-type="string" office:string-value="" calcext:value-type="error">
            <text:p>#VALUE!</text:p>
          </table:table-cell>
          <table:table-cell table:formula="of:=[.B230]/[.C23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231] * 1000 /3600) / 3)" office:value-type="string" office:string-value="" calcext:value-type="error">
            <text:p>#VALUE!</text:p>
          </table:table-cell>
          <table:table-cell table:formula="of:=[.B231]/[.C231]" office:value-type="float" office:value="510" calcext:value-type="float">
            <text:p>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41" calcext:value-type="float">
            <text:p>124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formula="of:=ROUNDDOWN(([.A232] * 1000 /3600) / 3)" office:value-type="string" office:string-value="" calcext:value-type="error">
            <text:p>#VALUE!</text:p>
          </table:table-cell>
          <table:table-cell table:formula="of:=[.B232]/[.C232]" office:value-type="float" office:value="443.214285714286" calcext:value-type="float">
            <text:p>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85" calcext:value-type="float">
            <text:p>5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233] * 1000 /3600) / 3)" office:value-type="string" office:string-value="" calcext:value-type="error">
            <text:p>#VALUE!</text:p>
          </table:table-cell>
          <table:table-cell table:formula="of:=[.B233]/[.C233]" office:value-type="float" office:value="731.25" calcext:value-type="float">
            <text:p>73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34] * 1000 /3600) / 3)" office:value-type="string" office:string-value="" calcext:value-type="error">
            <text:p>#VALUE!</text:p>
          </table:table-cell>
          <table:table-cell table:formula="of:=[.B234]/[.C23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35] * 1000 /3600) / 3)" office:value-type="float" office:value="4" calcext:value-type="float">
            <text:p>4</text:p>
          </table:table-cell>
          <table:table-cell table:formula="of:=[.B235]/[.C235]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36] * 1000 /3600) / 3)" office:value-type="float" office:value="4" calcext:value-type="float">
            <text:p>4</text:p>
          </table:table-cell>
          <table:table-cell table:formula="of:=[.B236]/[.C236]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([.A237] * 1000 /3600) / 3)" office:value-type="string" office:string-value="" calcext:value-type="error">
            <text:p>#VALUE!</text:p>
          </table:table-cell>
          <table:table-cell table:style-name="ce3" table:formula="of:=[.B237]/[.C237]" office:value-type="float" office:value="453.125" calcext:value-type="float">
            <text:p>453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38] * 1000 /3600) / 3)" office:value-type="string" office:string-value="" calcext:value-type="error">
            <text:p>#VALUE!</text:p>
          </table:table-cell>
          <table:table-cell table:formula="of:=[.B238]/[.C238]" office:value-type="string" office:string-value="" calcext:value-type="error">
            <text:p>#VALUE!</text:p>
          </table:table-cell>
          <table:table-cell/>
          <table:table-cell office:value-type="float" office:value="6917" calcext:value-type="float">
            <text:p>6917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Kaltenbronner Straße (L 76b)</text:p>
          </table:table-cell>
          <table:table-cell table:formula="of:=SUM([.B238:.B273])" office:value-type="float" office:value="6917" calcext:value-type="float">
            <text:p>6917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39] * 1000 /3600) / 3)" office:value-type="string" office:string-value="" calcext:value-type="error">
            <text:p>#VALUE!</text:p>
          </table:table-cell>
          <table:table-cell table:formula="of:=[.B239]/[.C23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40] * 1000 /3600) / 3)" office:value-type="string" office:string-value="" calcext:value-type="error">
            <text:p>#VALUE!</text:p>
          </table:table-cell>
          <table:table-cell table:formula="of:=[.B240]/[.C24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394" calcext:value-type="float">
            <text:p>139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formula="of:=ROUNDDOWN(([.A241] * 1000 /3600) / 3)" office:value-type="string" office:string-value="" calcext:value-type="error">
            <text:p>#VALUE!</text:p>
          </table:table-cell>
          <table:table-cell table:formula="of:=[.B241]/[.C241]" office:value-type="float" office:value="435.625" calcext:value-type="float">
            <text:p>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42] * 1000 /3600) / 3)" office:value-type="string" office:string-value="" calcext:value-type="error">
            <text:p>#VALUE!</text:p>
          </table:table-cell>
          <table:table-cell table:formula="of:=[.B242]/[.C242]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43] * 1000 /3600) / 3)" office:value-type="float" office:value="4" calcext:value-type="float">
            <text:p>4</text:p>
          </table:table-cell>
          <table:table-cell table:formula="of:=[.B243]/[.C24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44] * 1000 /3600) / 3)" office:value-type="float" office:value="4" calcext:value-type="float">
            <text:p>4</text:p>
          </table:table-cell>
          <table:table-cell table:formula="of:=[.B244]/[.C24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45] * 1000 /3600) / 3)" office:value-type="float" office:value="2" calcext:value-type="float">
            <text:p>2</text:p>
          </table:table-cell>
          <table:table-cell table:formula="of:=[.B245]/[.C245]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46] * 1000 /3600) / 3)" office:value-type="float" office:value="2" calcext:value-type="float">
            <text:p>2</text:p>
          </table:table-cell>
          <table:table-cell table:formula="of:=[.B246]/[.C246]"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47] * 1000 /3600) / 3)" office:value-type="float" office:value="2" calcext:value-type="float">
            <text:p>2</text:p>
          </table:table-cell>
          <table:table-cell table:formula="of:=[.B247]/[.C247]"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48] * 1000 /3600) / 3)" office:value-type="float" office:value="2" calcext:value-type="float">
            <text:p>2</text:p>
          </table:table-cell>
          <table:table-cell table:formula="of:=[.B248]/[.C24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49] * 1000 /3600) / 3)" office:value-type="float" office:value="2" calcext:value-type="float">
            <text:p>2</text:p>
          </table:table-cell>
          <table:table-cell table:formula="of:=[.B249]/[.C249]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0] * 1000 /3600) / 3)" office:value-type="float" office:value="2" calcext:value-type="float">
            <text:p>2</text:p>
          </table:table-cell>
          <table:table-cell table:formula="of:=[.B250]/[.C250]" office:value-type="float" office:value="1270" calcext:value-type="float">
            <text:p>1,27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1] * 1000 /3600) / 3)" office:value-type="float" office:value="2" calcext:value-type="float">
            <text:p>2</text:p>
          </table:table-cell>
          <table:table-cell table:formula="of:=[.B251]/[.C251]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252] * 1000 /3600) / 3)" office:value-type="float" office:value="2" calcext:value-type="float">
            <text:p>2</text:p>
          </table:table-cell>
          <table:table-cell table:formula="of:=[.B252]/[.C252]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3] * 1000 /3600) / 3)" office:value-type="float" office:value="4" calcext:value-type="float">
            <text:p>4</text:p>
          </table:table-cell>
          <table:table-cell table:formula="of:=[.B253]/[.C25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18" calcext:value-type="float">
            <text:p>281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ROUNDDOWN(([.A254] * 1000 /3600) / 3)" office:value-type="float" office:value="9" calcext:value-type="float">
            <text:p>9</text:p>
          </table:table-cell>
          <table:table-cell table:formula="of:=[.B254]/[.C254]" office:value-type="float" office:value="494.385964912281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ROUNDDOWN(([.A255] * 1000 /3600) / 3)" office:value-type="float" office:value="9" calcext:value-type="float">
            <text:p>9</text:p>
          </table:table-cell>
          <table:table-cell table:formula="of:=[.B255]/[.C255]" office:value-type="float" office:value="129.166666666667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6] * 1000 /3600) / 3)" office:value-type="float" office:value="4" calcext:value-type="float">
            <text:p>4</text:p>
          </table:table-cell>
          <table:table-cell table:formula="of:=[.B256]/[.C256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7] * 1000 /3600) / 3)" office:value-type="float" office:value="4" calcext:value-type="float">
            <text:p>4</text:p>
          </table:table-cell>
          <table:table-cell table:formula="of:=[.B257]/[.C257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8] * 1000 /3600) / 3)" office:value-type="float" office:value="4" calcext:value-type="float">
            <text:p>4</text:p>
          </table:table-cell>
          <table:table-cell table:formula="of:=[.B258]/[.C25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59] * 1000 /3600) / 3)" office:value-type="float" office:value="4" calcext:value-type="float">
            <text:p>4</text:p>
          </table:table-cell>
          <table:table-cell table:formula="of:=[.B259]/[.C25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ROUNDDOWN(([.A260] * 1000 /3600) / 3)" office:value-type="float" office:value="4" calcext:value-type="float">
            <text:p>4</text:p>
          </table:table-cell>
          <table:table-cell table:formula="of:=[.B260]/[.C260]" office:value-type="float" office:value="123.333333333333" calcext:value-type="float">
            <text:p>12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1] * 1000 /3600) / 3)" office:value-type="float" office:value="4" calcext:value-type="float">
            <text:p>4</text:p>
          </table:table-cell>
          <table:table-cell table:formula="of:=[.B261]/[.C261]" office:value-type="float" office:value="840" calcext:value-type="float">
            <text:p>8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2] * 1000 /3600) / 3)" office:value-type="float" office:value="4" calcext:value-type="float">
            <text:p>4</text:p>
          </table:table-cell>
          <table:table-cell table:formula="of:=[.B262]/[.C262]"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2" calcext:value-type="float">
            <text:p>69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ROUNDDOWN(([.A263] * 1000 /3600) / 3)" office:value-type="float" office:value="4" calcext:value-type="float">
            <text:p>4</text:p>
          </table:table-cell>
          <table:table-cell table:formula="of:=[.B263]/[.C263]" office:value-type="float" office:value="1153.33333333333" calcext:value-type="float">
            <text:p>1,15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4] * 1000 /3600) / 3)" office:value-type="float" office:value="4" calcext:value-type="float">
            <text:p>4</text:p>
          </table:table-cell>
          <table:table-cell table:formula="of:=[.B264]/[.C264]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5] * 1000 /3600) / 3)" office:value-type="float" office:value="4" calcext:value-type="float">
            <text:p>4</text:p>
          </table:table-cell>
          <table:table-cell table:formula="of:=[.B265]/[.C26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6] * 1000 /3600) / 3)" office:value-type="float" office:value="4" calcext:value-type="float">
            <text:p>4</text:p>
          </table:table-cell>
          <table:table-cell table:formula="of:=[.B266]/[.C26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7] * 1000 /3600) / 3)" office:value-type="float" office:value="4" calcext:value-type="float">
            <text:p>4</text:p>
          </table:table-cell>
          <table:table-cell table:formula="of:=[.B267]/[.C26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ROUNDDOWN(([.A268] * 1000 /3600) / 3)" office:value-type="float" office:value="9" calcext:value-type="float">
            <text:p>9</text:p>
          </table:table-cell>
          <table:table-cell table:formula="of:=[.B268]/[.C268]" office:value-type="float" office:value="173.488372093023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69] * 1000 /3600) / 3)" office:value-type="float" office:value="9" calcext:value-type="float">
            <text:p>9</text:p>
          </table:table-cell>
          <table:table-cell table:formula="of:=[.B269]/[.C26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ROUNDDOWN(([.A270] * 1000 /3600) / 3)" office:value-type="float" office:value="9" calcext:value-type="float">
            <text:p>9</text:p>
          </table:table-cell>
          <table:table-cell table:formula="of:=[.B270]/[.C27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271] * 1000 /3600) / 3)" office:value-type="float" office:value="9" calcext:value-type="float">
            <text:p>9</text:p>
          </table:table-cell>
          <table:table-cell table:formula="of:=[.B271]/[.C27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72] * 1000 /3600) / 3)" office:value-type="float" office:value="9" calcext:value-type="float">
            <text:p>9</text:p>
          </table:table-cell>
          <table:table-cell table:formula="of:=[.B272]/[.C27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([.A273] * 1000 /3600) / 3)" office:value-type="float" office:value="9" calcext:value-type="float">
            <text:p>9</text:p>
          </table:table-cell>
          <table:table-cell table:style-name="ce3" table:formula="of:=[.B273]/[.C273]" office:value-type="float" office:value="631.428571428571" calcext:value-type="float">
            <text:p>631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74] * 1000 /3600) / 3)" office:value-type="string" office:string-value="" calcext:value-type="error">
            <text:p>#VALUE!</text:p>
          </table:table-cell>
          <table:table-cell table:formula="of:=[.B274]/[.C274]" office:value-type="string" office:string-value="" calcext:value-type="error">
            <text:p>#VALUE!</text:p>
          </table:table-cell>
          <table:table-cell/>
          <table:table-cell office:value-type="float" office:value="11055" calcext:value-type="float">
            <text:p>1105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Rippoldsauer Straße (L 96)</text:p>
          </table:table-cell>
          <table:table-cell table:formula="of:=SUM([.B274:.B402])" office:value-type="float" office:value="11057" calcext:value-type="float">
            <text:p>11057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75] * 1000 /3600) / 3)" office:value-type="string" office:string-value="" calcext:value-type="error">
            <text:p>#VALUE!</text:p>
          </table:table-cell>
          <table:table-cell table:formula="of:=[.B275]/[.C27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276] * 1000 /3600) / 3)" office:value-type="float" office:value="4" calcext:value-type="float">
            <text:p>4</text:p>
          </table:table-cell>
          <table:table-cell table:formula="of:=[.B276]/[.C276]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77] * 1000 /3600) / 3)" office:value-type="float" office:value="4" calcext:value-type="float">
            <text:p>4</text:p>
          </table:table-cell>
          <table:table-cell table:formula="of:=[.B277]/[.C277]" office:value-type="float" office:value="1060" calcext:value-type="float">
            <text:p>1,06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278] * 1000 /3600) / 3)" office:value-type="float" office:value="4" calcext:value-type="float">
            <text:p>4</text:p>
          </table:table-cell>
          <table:table-cell table:formula="of:=[.B278]/[.C278]" office:value-type="float" office:value="287.5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279] * 1000 /3600) / 3)" office:value-type="float" office:value="4" calcext:value-type="float">
            <text:p>4</text:p>
          </table:table-cell>
          <table:table-cell table:formula="of:=[.B279]/[.C279]" office:value-type="float" office:value="807.5" calcext:value-type="float">
            <text:p>80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ROUNDDOWN(([.A280] * 1000 /3600) / 3)" office:value-type="float" office:value="9" calcext:value-type="float">
            <text:p>9</text:p>
          </table:table-cell>
          <table:table-cell table:formula="of:=[.B280]/[.C280]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DOWN(([.A281] * 1000 /3600) / 3)" office:value-type="float" office:value="9" calcext:value-type="float">
            <text:p>9</text:p>
          </table:table-cell>
          <table:table-cell table:formula="of:=[.B281]/[.C281]" office:value-type="float" office:value="1064" calcext:value-type="float">
            <text:p>1,06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ROUNDDOWN(([.A282] * 1000 /3600) / 3)" office:value-type="float" office:value="6" calcext:value-type="float">
            <text:p>6</text:p>
          </table:table-cell>
          <table:table-cell table:formula="of:=[.B282]/[.C282]" office:value-type="float" office:value="168.333333333333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83] * 1000 /3600) / 3)" office:value-type="float" office:value="6" calcext:value-type="float">
            <text:p>6</text:p>
          </table:table-cell>
          <table:table-cell table:formula="of:=[.B283]/[.C28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84] * 1000 /3600) / 3)" office:value-type="float" office:value="6" calcext:value-type="float">
            <text:p>6</text:p>
          </table:table-cell>
          <table:table-cell table:formula="of:=[.B284]/[.C284]" office:value-type="float" office:value="670" calcext:value-type="float">
            <text:p>67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85] * 1000 /3600) / 3)" office:value-type="float" office:value="6" calcext:value-type="float">
            <text:p>6</text:p>
          </table:table-cell>
          <table:table-cell table:formula="of:=[.B285]/[.C285]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86] * 1000 /3600) / 3)" office:value-type="float" office:value="6" calcext:value-type="float">
            <text:p>6</text:p>
          </table:table-cell>
          <table:table-cell table:formula="of:=[.B286]/[.C28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87] * 1000 /3600) / 3)" office:value-type="float" office:value="6" calcext:value-type="float">
            <text:p>6</text:p>
          </table:table-cell>
          <table:table-cell table:formula="of:=[.B287]/[.C28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288] * 1000 /3600) / 3)" office:value-type="float" office:value="6" calcext:value-type="float">
            <text:p>6</text:p>
          </table:table-cell>
          <table:table-cell table:formula="of:=[.B288]/[.C288]" office:value-type="float" office:value="1255" calcext:value-type="float">
            <text:p>1,25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ROUNDDOWN(([.A289] * 1000 /3600) / 3)" office:value-type="float" office:value="9" calcext:value-type="float">
            <text:p>9</text:p>
          </table:table-cell>
          <table:table-cell table:formula="of:=[.B289]/[.C289]" office:value-type="float" office:value="308" calcext:value-type="float">
            <text:p>308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90] * 1000 /3600) / 3)" office:value-type="float" office:value="9" calcext:value-type="float">
            <text:p>9</text:p>
          </table:table-cell>
          <table:table-cell table:formula="of:=[.B290]/[.C290]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ROUNDDOWN(([.A291] * 1000 /3600) / 3)" office:value-type="float" office:value="9" calcext:value-type="float">
            <text:p>9</text:p>
          </table:table-cell>
          <table:table-cell table:formula="of:=[.B291]/[.C291]" office:value-type="float" office:value="522.5" calcext:value-type="float">
            <text:p>52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ROUNDDOWN(([.A292] * 1000 /3600) / 3)" office:value-type="float" office:value="4" calcext:value-type="float">
            <text:p>4</text:p>
          </table:table-cell>
          <table:table-cell table:formula="of:=[.B292]/[.C29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93] * 1000 /3600) / 3)" office:value-type="float" office:value="4" calcext:value-type="float">
            <text:p>4</text:p>
          </table:table-cell>
          <table:table-cell table:formula="of:=[.B293]/[.C29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ROUNDDOWN(([.A294] * 1000 /3600) / 3)" office:value-type="float" office:value="4" calcext:value-type="float">
            <text:p>4</text:p>
          </table:table-cell>
          <table:table-cell table:formula="of:=[.B294]/[.C294]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95] * 1000 /3600) / 3)" office:value-type="float" office:value="4" calcext:value-type="float">
            <text:p>4</text:p>
          </table:table-cell>
          <table:table-cell table:formula="of:=[.B295]/[.C29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96] * 1000 /3600) / 3)" office:value-type="float" office:value="4" calcext:value-type="float">
            <text:p>4</text:p>
          </table:table-cell>
          <table:table-cell table:formula="of:=[.B296]/[.C29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297] * 1000 /3600) / 3)" office:value-type="float" office:value="4" calcext:value-type="float">
            <text:p>4</text:p>
          </table:table-cell>
          <table:table-cell table:formula="of:=[.B297]/[.C29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98] * 1000 /3600) / 3)" office:value-type="float" office:value="4" calcext:value-type="float">
            <text:p>4</text:p>
          </table:table-cell>
          <table:table-cell table:formula="of:=[.B298]/[.C29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299] * 1000 /3600) / 3)" office:value-type="float" office:value="4" calcext:value-type="float">
            <text:p>4</text:p>
          </table:table-cell>
          <table:table-cell table:formula="of:=[.B299]/[.C29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OUNDDOWN(([.A300] * 1000 /3600) / 3)" office:value-type="float" office:value="4" calcext:value-type="float">
            <text:p>4</text:p>
          </table:table-cell>
          <table:table-cell table:formula="of:=[.B300]/[.C300]" office:value-type="float" office:value="228.333333333333" calcext:value-type="float">
            <text:p>22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01] * 1000 /3600) / 3)" office:value-type="float" office:value="4" calcext:value-type="float">
            <text:p>4</text:p>
          </table:table-cell>
          <table:table-cell table:formula="of:=[.B301]/[.C301]"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2] * 1000 /3600) / 3)" office:value-type="float" office:value="4" calcext:value-type="float">
            <text:p>4</text:p>
          </table:table-cell>
          <table:table-cell table:formula="of:=[.B302]/[.C302]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3] * 1000 /3600) / 3)" office:value-type="float" office:value="4" calcext:value-type="float">
            <text:p>4</text:p>
          </table:table-cell>
          <table:table-cell table:formula="of:=[.B303]/[.C303]" office:value-type="float" office:value="610" calcext:value-type="float">
            <text:p>61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4] * 1000 /3600) / 3)" office:value-type="float" office:value="4" calcext:value-type="float">
            <text:p>4</text:p>
          </table:table-cell>
          <table:table-cell table:formula="of:=[.B304]/[.C304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5] * 1000 /3600) / 3)" office:value-type="float" office:value="4" calcext:value-type="float">
            <text:p>4</text:p>
          </table:table-cell>
          <table:table-cell table:formula="of:=[.B305]/[.C30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6] * 1000 /3600) / 3)" office:value-type="float" office:value="4" calcext:value-type="float">
            <text:p>4</text:p>
          </table:table-cell>
          <table:table-cell table:formula="of:=[.B306]/[.C306]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07] * 1000 /3600) / 3)" office:value-type="float" office:value="4" calcext:value-type="float">
            <text:p>4</text:p>
          </table:table-cell>
          <table:table-cell table:formula="of:=[.B307]/[.C307]"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8] * 1000 /3600) / 3)" office:value-type="float" office:value="9" calcext:value-type="float">
            <text:p>9</text:p>
          </table:table-cell>
          <table:table-cell table:formula="of:=[.B308]/[.C30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09] * 1000 /3600) / 3)" office:value-type="float" office:value="9" calcext:value-type="float">
            <text:p>9</text:p>
          </table:table-cell>
          <table:table-cell table:formula="of:=[.B309]/[.C30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10] * 1000 /3600) / 3)" office:value-type="float" office:value="9" calcext:value-type="float">
            <text:p>9</text:p>
          </table:table-cell>
          <table:table-cell table:formula="of:=[.B310]/[.C310]" office:value-type="float" office:value="1345" calcext:value-type="float">
            <text:p>1,34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11] * 1000 /3600) / 3)" office:value-type="float" office:value="9" calcext:value-type="float">
            <text:p>9</text:p>
          </table:table-cell>
          <table:table-cell table:formula="of:=[.B311]/[.C311]" office:value-type="float" office:value="1750" calcext:value-type="float">
            <text:p>1,75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12] * 1000 /3600) / 3)" office:value-type="float" office:value="9" calcext:value-type="float">
            <text:p>9</text:p>
          </table:table-cell>
          <table:table-cell table:formula="of:=[.B312]/[.C31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7" calcext:value-type="float">
            <text:p>62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ROUNDDOWN(([.A313] * 1000 /3600) / 3)" office:value-type="float" office:value="9" calcext:value-type="float">
            <text:p>9</text:p>
          </table:table-cell>
          <table:table-cell table:formula="of:=[.B313]/[.C313]" office:value-type="float" office:value="895.714285714286" calcext:value-type="float">
            <text:p>89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14] * 1000 /3600) / 3)" office:value-type="float" office:value="9" calcext:value-type="float">
            <text:p>9</text:p>
          </table:table-cell>
          <table:table-cell table:formula="of:=[.B314]/[.C31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15] * 1000 /3600) / 3)" office:value-type="float" office:value="9" calcext:value-type="float">
            <text:p>9</text:p>
          </table:table-cell>
          <table:table-cell table:formula="of:=[.B315]/[.C31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16] * 1000 /3600) / 3)" office:value-type="float" office:value="9" calcext:value-type="float">
            <text:p>9</text:p>
          </table:table-cell>
          <table:table-cell table:formula="of:=[.B316]/[.C31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317] * 1000 /3600) / 3)" office:value-type="float" office:value="9" calcext:value-type="float">
            <text:p>9</text:p>
          </table:table-cell>
          <table:table-cell table:formula="of:=[.B317]/[.C317]" office:value-type="float" office:value="782.5" calcext:value-type="float">
            <text:p>78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18] * 1000 /3600) / 3)" office:value-type="float" office:value="9" calcext:value-type="float">
            <text:p>9</text:p>
          </table:table-cell>
          <table:table-cell table:formula="of:=[.B318]/[.C31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ROUNDDOWN(([.A319] * 1000 /3600) / 3)" office:value-type="float" office:value="9" calcext:value-type="float">
            <text:p>9</text:p>
          </table:table-cell>
          <table:table-cell table:formula="of:=[.B319]/[.C319]"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20] * 1000 /3600) / 3)" office:value-type="float" office:value="9" calcext:value-type="float">
            <text:p>9</text:p>
          </table:table-cell>
          <table:table-cell table:formula="of:=[.B320]/[.C320]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21] * 1000 /3600) / 3)" office:value-type="float" office:value="9" calcext:value-type="float">
            <text:p>9</text:p>
          </table:table-cell>
          <table:table-cell table:formula="of:=[.B321]/[.C32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22] * 1000 /3600) / 3)" office:value-type="float" office:value="9" calcext:value-type="float">
            <text:p>9</text:p>
          </table:table-cell>
          <table:table-cell table:formula="of:=[.B322]/[.C322]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42" calcext:value-type="float">
            <text:p>24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OUNDDOWN(([.A323] * 1000 /3600) / 3)" office:value-type="string" office:string-value="" calcext:value-type="error">
            <text:p>#VALUE!</text:p>
          </table:table-cell>
          <table:table-cell table:formula="of:=[.B323]/[.C323]" office:value-type="float" office:value="403.333333333333" calcext:value-type="float">
            <text:p>40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24] * 1000 /3600) / 3)" office:value-type="float" office:value="6" calcext:value-type="float">
            <text:p>6</text:p>
          </table:table-cell>
          <table:table-cell table:formula="of:=[.B324]/[.C324]"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2" calcext:value-type="float">
            <text:p>56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ROUNDDOWN(([.A325] * 1000 /3600) / 3)" office:value-type="float" office:value="6" calcext:value-type="float">
            <text:p>6</text:p>
          </table:table-cell>
          <table:table-cell table:formula="of:=[.B325]/[.C325]" office:value-type="float" office:value="802.857142857143" calcext:value-type="float">
            <text:p>80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26] * 1000 /3600) / 3)" office:value-type="float" office:value="6" calcext:value-type="float">
            <text:p>6</text:p>
          </table:table-cell>
          <table:table-cell table:formula="of:=[.B326]/[.C326]"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27] * 1000 /3600) / 3)" office:value-type="float" office:value="6" calcext:value-type="float">
            <text:p>6</text:p>
          </table:table-cell>
          <table:table-cell table:formula="of:=[.B327]/[.C327]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1" calcext:value-type="float">
            <text:p>3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28] * 1000 /3600) / 3)" office:value-type="float" office:value="6" calcext:value-type="float">
            <text:p>6</text:p>
          </table:table-cell>
          <table:table-cell table:formula="of:=[.B328]/[.C328]"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29] * 1000 /3600) / 3)" office:value-type="float" office:value="6" calcext:value-type="float">
            <text:p>6</text:p>
          </table:table-cell>
          <table:table-cell table:formula="of:=[.B329]/[.C32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30] * 1000 /3600) / 3)" office:value-type="float" office:value="6" calcext:value-type="float">
            <text:p>6</text:p>
          </table:table-cell>
          <table:table-cell table:formula="of:=[.B330]/[.C330]" office:value-type="float" office:value="345" calcext:value-type="float">
            <text:p>34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7" calcext:value-type="float">
            <text:p>38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ROUNDDOWN(([.A331] * 1000 /3600) / 3)" office:value-type="float" office:value="6" calcext:value-type="float">
            <text:p>6</text:p>
          </table:table-cell>
          <table:table-cell table:formula="of:=[.B331]/[.C331]" office:value-type="float" office:value="483.75" calcext:value-type="float">
            <text:p>48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32] * 1000 /3600) / 3)" office:value-type="float" office:value="6" calcext:value-type="float">
            <text:p>6</text:p>
          </table:table-cell>
          <table:table-cell table:formula="of:=[.B332]/[.C332]"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33] * 1000 /3600) / 3)" office:value-type="float" office:value="6" calcext:value-type="float">
            <text:p>6</text:p>
          </table:table-cell>
          <table:table-cell table:formula="of:=[.B333]/[.C333]" office:value-type="float" office:value="626.666666666667" calcext:value-type="float">
            <text:p>627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34] * 1000 /3600) / 3)" office:value-type="float" office:value="6" calcext:value-type="float">
            <text:p>6</text:p>
          </table:table-cell>
          <table:table-cell table:formula="of:=[.B334]/[.C334]" office:value-type="float" office:value="193.333333333333" calcext:value-type="float">
            <text:p>19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35] * 1000 /3600) / 3)" office:value-type="float" office:value="6" calcext:value-type="float">
            <text:p>6</text:p>
          </table:table-cell>
          <table:table-cell table:formula="of:=[.B335]/[.C335]" office:value-type="float" office:value="963.333333333333" calcext:value-type="float">
            <text:p>96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36] * 1000 /3600) / 3)" office:value-type="float" office:value="6" calcext:value-type="float">
            <text:p>6</text:p>
          </table:table-cell>
          <table:table-cell table:formula="of:=[.B336]/[.C336]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37] * 1000 /3600) / 3)" office:value-type="float" office:value="6" calcext:value-type="float">
            <text:p>6</text:p>
          </table:table-cell>
          <table:table-cell table:formula="of:=[.B337]/[.C337]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38] * 1000 /3600) / 3)" office:value-type="float" office:value="6" calcext:value-type="float">
            <text:p>6</text:p>
          </table:table-cell>
          <table:table-cell table:formula="of:=[.B338]/[.C338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39] * 1000 /3600) / 3)" office:value-type="float" office:value="6" calcext:value-type="float">
            <text:p>6</text:p>
          </table:table-cell>
          <table:table-cell table:formula="of:=[.B339]/[.C339]"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40] * 1000 /3600) / 3)" office:value-type="float" office:value="6" calcext:value-type="float">
            <text:p>6</text:p>
          </table:table-cell>
          <table:table-cell table:formula="of:=[.B340]/[.C340]" office:value-type="float" office:value="1010" calcext:value-type="float">
            <text:p>1,01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41] * 1000 /3600) / 3)" office:value-type="float" office:value="6" calcext:value-type="float">
            <text:p>6</text:p>
          </table:table-cell>
          <table:table-cell table:formula="of:=[.B341]/[.C341]" office:value-type="float" office:value="670" calcext:value-type="float">
            <text:p>67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42] * 1000 /3600) / 3)" office:value-type="float" office:value="6" calcext:value-type="float">
            <text:p>6</text:p>
          </table:table-cell>
          <table:table-cell table:formula="of:=[.B342]/[.C34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ROUNDDOWN(([.A343] * 1000 /3600) / 3)" office:value-type="float" office:value="6" calcext:value-type="float">
            <text:p>6</text:p>
          </table:table-cell>
          <table:table-cell table:formula="of:=[.B343]/[.C343]" office:value-type="float" office:value="256.666666666667" calcext:value-type="float">
            <text:p>25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44] * 1000 /3600) / 3)" office:value-type="float" office:value="6" calcext:value-type="float">
            <text:p>6</text:p>
          </table:table-cell>
          <table:table-cell table:formula="of:=[.B344]/[.C344]"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345] * 1000 /3600) / 3)" office:value-type="float" office:value="6" calcext:value-type="float">
            <text:p>6</text:p>
          </table:table-cell>
          <table:table-cell table:formula="of:=[.B345]/[.C34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46] * 1000 /3600) / 3)" office:value-type="float" office:value="6" calcext:value-type="float">
            <text:p>6</text:p>
          </table:table-cell>
          <table:table-cell table:formula="of:=[.B346]/[.C34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3" calcext:value-type="float">
            <text:p>40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ROUNDDOWN(([.A347] * 1000 /3600) / 3)" office:value-type="float" office:value="6" calcext:value-type="float">
            <text:p>6</text:p>
          </table:table-cell>
          <table:table-cell table:formula="of:=[.B347]/[.C347]" office:value-type="float" office:value="503.75" calcext:value-type="float">
            <text:p>50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ROUNDDOWN(([.A348] * 1000 /3600) / 3)" office:value-type="float" office:value="6" calcext:value-type="float">
            <text:p>6</text:p>
          </table:table-cell>
          <table:table-cell table:formula="of:=[.B348]/[.C348]" office:value-type="float" office:value="101.111111111111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49] * 1000 /3600) / 3)" office:value-type="float" office:value="6" calcext:value-type="float">
            <text:p>6</text:p>
          </table:table-cell>
          <table:table-cell table:formula="of:=[.B349]/[.C34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50] * 1000 /3600) / 3)" office:value-type="float" office:value="6" calcext:value-type="float">
            <text:p>6</text:p>
          </table:table-cell>
          <table:table-cell table:formula="of:=[.B350]/[.C350]" office:value-type="float" office:value="450" calcext:value-type="float">
            <text:p>45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51] * 1000 /3600) / 3)" office:value-type="float" office:value="6" calcext:value-type="float">
            <text:p>6</text:p>
          </table:table-cell>
          <table:table-cell table:formula="of:=[.B351]/[.C351]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2] * 1000 /3600) / 3)" office:value-type="float" office:value="4" calcext:value-type="float">
            <text:p>4</text:p>
          </table:table-cell>
          <table:table-cell table:formula="of:=[.B352]/[.C352]"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53] * 1000 /3600) / 3)" office:value-type="float" office:value="4" calcext:value-type="float">
            <text:p>4</text:p>
          </table:table-cell>
          <table:table-cell table:formula="of:=[.B353]/[.C35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ROUNDDOWN(([.A354] * 1000 /3600) / 3)" office:value-type="float" office:value="4" calcext:value-type="float">
            <text:p>4</text:p>
          </table:table-cell>
          <table:table-cell table:formula="of:=[.B354]/[.C354]" office:value-type="float" office:value="407.142857142857" calcext:value-type="float">
            <text:p>40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5] * 1000 /3600) / 3)" office:value-type="float" office:value="4" calcext:value-type="float">
            <text:p>4</text:p>
          </table:table-cell>
          <table:table-cell table:formula="of:=[.B355]/[.C35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6] * 1000 /3600) / 3)" office:value-type="float" office:value="4" calcext:value-type="float">
            <text:p>4</text:p>
          </table:table-cell>
          <table:table-cell table:formula="of:=[.B356]/[.C356]"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7] * 1000 /3600) / 3)" office:value-type="float" office:value="4" calcext:value-type="float">
            <text:p>4</text:p>
          </table:table-cell>
          <table:table-cell table:formula="of:=[.B357]/[.C357]" office:value-type="float" office:value="1450" calcext:value-type="float">
            <text:p>1,45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8] * 1000 /3600) / 3)" office:value-type="float" office:value="3" calcext:value-type="float">
            <text:p>3</text:p>
          </table:table-cell>
          <table:table-cell table:formula="of:=[.B358]/[.C358]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59] * 1000 /3600) / 3)" office:value-type="float" office:value="3" calcext:value-type="float">
            <text:p>3</text:p>
          </table:table-cell>
          <table:table-cell table:formula="of:=[.B359]/[.C359]"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0] * 1000 /3600) / 3)" office:value-type="float" office:value="3" calcext:value-type="float">
            <text:p>3</text:p>
          </table:table-cell>
          <table:table-cell table:formula="of:=[.B360]/[.C360]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1] * 1000 /3600) / 3)" office:value-type="float" office:value="3" calcext:value-type="float">
            <text:p>3</text:p>
          </table:table-cell>
          <table:table-cell table:formula="of:=[.B361]/[.C361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2] * 1000 /3600) / 3)" office:value-type="float" office:value="3" calcext:value-type="float">
            <text:p>3</text:p>
          </table:table-cell>
          <table:table-cell table:formula="of:=[.B362]/[.C362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63] * 1000 /3600) / 3)" office:value-type="float" office:value="3" calcext:value-type="float">
            <text:p>3</text:p>
          </table:table-cell>
          <table:table-cell table:formula="of:=[.B363]/[.C363]" office:value-type="float" office:value="243.333333333333" calcext:value-type="float">
            <text:p>24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64] * 1000 /3600) / 3)" office:value-type="float" office:value="3" calcext:value-type="float">
            <text:p>3</text:p>
          </table:table-cell>
          <table:table-cell table:formula="of:=[.B364]/[.C364]"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65] * 1000 /3600) / 3)" office:value-type="float" office:value="9" calcext:value-type="float">
            <text:p>9</text:p>
          </table:table-cell>
          <table:table-cell table:formula="of:=[.B365]/[.C365]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ROUNDDOWN(([.A366] * 1000 /3600) / 3)" office:value-type="float" office:value="9" calcext:value-type="float">
            <text:p>9</text:p>
          </table:table-cell>
          <table:table-cell table:formula="of:=[.B366]/[.C366]" office:value-type="float" office:value="233.684210526316" calcext:value-type="float">
            <text:p>234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7] * 1000 /3600) / 3)" office:value-type="float" office:value="9" calcext:value-type="float">
            <text:p>9</text:p>
          </table:table-cell>
          <table:table-cell table:formula="of:=[.B367]/[.C36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8] * 1000 /3600) / 3)" office:value-type="float" office:value="9" calcext:value-type="float">
            <text:p>9</text:p>
          </table:table-cell>
          <table:table-cell table:formula="of:=[.B368]/[.C36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69] * 1000 /3600) / 3)" office:value-type="float" office:value="9" calcext:value-type="float">
            <text:p>9</text:p>
          </table:table-cell>
          <table:table-cell table:formula="of:=[.B369]/[.C36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70] * 1000 /3600) / 3)" office:value-type="float" office:value="9" calcext:value-type="float">
            <text:p>9</text:p>
          </table:table-cell>
          <table:table-cell table:formula="of:=[.B370]/[.C37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1] * 1000 /3600) / 3)" office:value-type="float" office:value="3" calcext:value-type="float">
            <text:p>3</text:p>
          </table:table-cell>
          <table:table-cell table:formula="of:=[.B371]/[.C37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ROUNDDOWN(([.A372] * 1000 /3600) / 3)" office:value-type="float" office:value="3" calcext:value-type="float">
            <text:p>3</text:p>
          </table:table-cell>
          <table:table-cell table:formula="of:=[.B372]/[.C37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3] * 1000 /3600) / 3)" office:value-type="float" office:value="3" calcext:value-type="float">
            <text:p>3</text:p>
          </table:table-cell>
          <table:table-cell table:formula="of:=[.B373]/[.C373]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4] * 1000 /3600) / 3)" office:value-type="float" office:value="3" calcext:value-type="float">
            <text:p>3</text:p>
          </table:table-cell>
          <table:table-cell table:formula="of:=[.B374]/[.C37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5] * 1000 /3600) / 3)" office:value-type="float" office:value="3" calcext:value-type="float">
            <text:p>3</text:p>
          </table:table-cell>
          <table:table-cell table:formula="of:=[.B375]/[.C37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6] * 1000 /3600) / 3)" office:value-type="float" office:value="3" calcext:value-type="float">
            <text:p>3</text:p>
          </table:table-cell>
          <table:table-cell table:formula="of:=[.B376]/[.C37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7] * 1000 /3600) / 3)" office:value-type="float" office:value="3" calcext:value-type="float">
            <text:p>3</text:p>
          </table:table-cell>
          <table:table-cell table:formula="of:=[.B377]/[.C37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8] * 1000 /3600) / 3)" office:value-type="float" office:value="3" calcext:value-type="float">
            <text:p>3</text:p>
          </table:table-cell>
          <table:table-cell table:formula="of:=[.B378]/[.C378]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79] * 1000 /3600) / 3)" office:value-type="float" office:value="3" calcext:value-type="float">
            <text:p>3</text:p>
          </table:table-cell>
          <table:table-cell table:formula="of:=[.B379]/[.C379]"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0] * 1000 /3600) / 3)" office:value-type="float" office:value="4" calcext:value-type="float">
            <text:p>4</text:p>
          </table:table-cell>
          <table:table-cell table:formula="of:=[.B380]/[.C38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1] * 1000 /3600) / 3)" office:value-type="float" office:value="4" calcext:value-type="float">
            <text:p>4</text:p>
          </table:table-cell>
          <table:table-cell table:formula="of:=[.B381]/[.C38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2] * 1000 /3600) / 3)" office:value-type="float" office:value="4" calcext:value-type="float">
            <text:p>4</text:p>
          </table:table-cell>
          <table:table-cell table:formula="of:=[.B382]/[.C382]"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3] * 1000 /3600) / 3)" office:value-type="float" office:value="4" calcext:value-type="float">
            <text:p>4</text:p>
          </table:table-cell>
          <table:table-cell table:formula="of:=[.B383]/[.C383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4] * 1000 /3600) / 3)" office:value-type="float" office:value="4" calcext:value-type="float">
            <text:p>4</text:p>
          </table:table-cell>
          <table:table-cell table:formula="of:=[.B384]/[.C384]"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DOWN(([.A385] * 1000 /3600) / 3)" office:value-type="float" office:value="4" calcext:value-type="float">
            <text:p>4</text:p>
          </table:table-cell>
          <table:table-cell table:formula="of:=[.B385]/[.C385]"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6] * 1000 /3600) / 3)" office:value-type="float" office:value="2" calcext:value-type="float">
            <text:p>2</text:p>
          </table:table-cell>
          <table:table-cell table:formula="of:=[.B386]/[.C38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87] * 1000 /3600) / 3)" office:value-type="float" office:value="2" calcext:value-type="float">
            <text:p>2</text:p>
          </table:table-cell>
          <table:table-cell table:formula="of:=[.B387]/[.C38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88] * 1000 /3600) / 3)" office:value-type="float" office:value="2" calcext:value-type="float">
            <text:p>2</text:p>
          </table:table-cell>
          <table:table-cell table:formula="of:=[.B388]/[.C388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89] * 1000 /3600) / 3)" office:value-type="float" office:value="2" calcext:value-type="float">
            <text:p>2</text:p>
          </table:table-cell>
          <table:table-cell table:formula="of:=[.B389]/[.C389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0] * 1000 /3600) / 3)" office:value-type="float" office:value="2" calcext:value-type="float">
            <text:p>2</text:p>
          </table:table-cell>
          <table:table-cell table:formula="of:=[.B390]/[.C39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91] * 1000 /3600) / 3)" office:value-type="float" office:value="4" calcext:value-type="float">
            <text:p>4</text:p>
          </table:table-cell>
          <table:table-cell table:formula="of:=[.B391]/[.C391]"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ROUNDDOWN(([.A392] * 1000 /3600) / 3)" office:value-type="float" office:value="4" calcext:value-type="float">
            <text:p>4</text:p>
          </table:table-cell>
          <table:table-cell table:formula="of:=[.B392]/[.C39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ROUNDDOWN(([.A393] * 1000 /3600) / 3)" office:value-type="float" office:value="4" calcext:value-type="float">
            <text:p>4</text:p>
          </table:table-cell>
          <table:table-cell table:formula="of:=[.B393]/[.C39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4] * 1000 /3600) / 3)" office:value-type="float" office:value="4" calcext:value-type="float">
            <text:p>4</text:p>
          </table:table-cell>
          <table:table-cell table:formula="of:=[.B394]/[.C394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5] * 1000 /3600) / 3)" office:value-type="float" office:value="4" calcext:value-type="float">
            <text:p>4</text:p>
          </table:table-cell>
          <table:table-cell table:formula="of:=[.B395]/[.C39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6] * 1000 /3600) / 3)" office:value-type="float" office:value="4" calcext:value-type="float">
            <text:p>4</text:p>
          </table:table-cell>
          <table:table-cell table:formula="of:=[.B396]/[.C39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7] * 1000 /3600) / 3)" office:value-type="float" office:value="4" calcext:value-type="float">
            <text:p>4</text:p>
          </table:table-cell>
          <table:table-cell table:formula="of:=[.B397]/[.C39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8] * 1000 /3600) / 3)" office:value-type="float" office:value="4" calcext:value-type="float">
            <text:p>4</text:p>
          </table:table-cell>
          <table:table-cell table:formula="of:=[.B398]/[.C39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399] * 1000 /3600) / 3)" office:value-type="float" office:value="4" calcext:value-type="float">
            <text:p>4</text:p>
          </table:table-cell>
          <table:table-cell table:formula="of:=[.B399]/[.C39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400] * 1000 /3600) / 3)" office:value-type="float" office:value="4" calcext:value-type="float">
            <text:p>4</text:p>
          </table:table-cell>
          <table:table-cell table:formula="of:=[.B400]/[.C40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ROUNDDOWN(([.A401] * 1000 /3600) / 3)" office:value-type="float" office:value="4" calcext:value-type="float">
            <text:p>4</text:p>
          </table:table-cell>
          <table:table-cell table:formula="of:=[.B401]/[.C401]" office:value-type="float" office:value="410" calcext:value-type="float">
            <text:p>410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ROUNDDOWN(([.A402] * 1000 /3600) / 3)" office:value-type="float" office:value="4" calcext:value-type="float">
            <text:p>4</text:p>
          </table:table-cell>
          <table:table-cell table:style-name="ce3" table:formula="of:=[.B402]/[.C402]" office:value-type="float" office:value="700" calcext:value-type="float">
            <text:p>700</text:p>
          </table:table-cell>
          <table:table-cell table:style-name="ce1" table:number-columns-repeated="1017"/>
        </table:table-row>
        <table:table-row table:style-name="ro1" table:number-rows-repeated="10481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:Sheet1.G9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15:17.018741133</meta:creation-date>
    <meta:generator>LibreOffice/7.3.5.2$Linux_X86_64 LibreOffice_project/30$Build-2</meta:generator>
    <dc:date>2023-02-05T17:41:47.358186349</dc:date>
    <meta:editing-duration>PT2H33M21S</meta:editing-duration>
    <meta:editing-cycles>9</meta:editing-cycles>
    <meta:document-statistic meta:table-count="1" meta:cell-count="25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79cm" svg:y="4.198cm" style:legend-expansion="high" chart:style-name="ch2"/>
        <chart:plot-area chart:style-name="ch3" table:cell-range-address="Sheet1.B7:Sheet1.B402" chart:data-source-has-labels="row" svg:x="0.32cm" svg:y="0.18cm" svg:width="13.039cm" svg:height="8.64cm">
          <chart:coordinate-region svg:x="1.333cm" svg:y="0.382cm" svg:width="12.026cm" svg:height="7.4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402" chart:label-cell-address="Sheet1.B7:Sheet1.B7" chart:class="chart:bar">
            <chart:data-point chart:repeated="3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ature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